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3.6cm"/>
    </style:style>
    <style:style style:name="Tabelle1.E" style:family="table-column">
      <style:table-column-properties style:column-width="2.607cm"/>
    </style:style>
    <style:style style:name="Tabelle1.1" style:family="table-row">
      <style:table-row-properties style:min-row-height="1.4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.007cm" fo:margin-left="0cm" table:align="left"/>
    </style:style>
    <style:style style:name="Tabelle2.A" style:family="table-column">
      <style:table-column-properties style:column-width="3.6cm"/>
    </style:style>
    <style:style style:name="Tabelle2.E" style:family="table-column">
      <style:table-column-properties style:column-width="2.607cm"/>
    </style:style>
    <style:style style:name="Tabelle2.1" style:family="table-row">
      <style:table-row-properties style:min-row-height="1.49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3.6cm"/>
    </style:style>
    <style:style style:name="Tabelle3.E" style:family="table-column">
      <style:table-column-properties style:column-width="2.607cm"/>
    </style:style>
    <style:style style:name="Tabelle3.1" style:family="table-row">
      <style:table-row-properties style:min-row-height="1.49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4" style:family="table">
      <style:table-properties style:width="17.007cm" fo:margin-left="0cm" table:align="left"/>
    </style:style>
    <style:style style:name="Tabelle4.A" style:family="table-column">
      <style:table-column-properties style:column-width="3.6cm"/>
    </style:style>
    <style:style style:name="Tabelle4.E" style:family="table-column">
      <style:table-column-properties style:column-width="2.607cm"/>
    </style:style>
    <style:style style:name="Tabelle4.1" style:family="table-row">
      <style:table-row-properties style:min-row-height="1.60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5" style:family="table">
      <style:table-properties style:width="17.007cm" fo:margin-left="0cm" table:align="left"/>
    </style:style>
    <style:style style:name="Tabelle5.A" style:family="table-column">
      <style:table-column-properties style:column-width="3.6cm"/>
    </style:style>
    <style:style style:name="Tabelle5.E" style:family="table-column">
      <style:table-column-properties style:column-width="2.607cm"/>
    </style:style>
    <style:style style:name="Tabelle5.1" style:family="table-row">
      <style:table-row-properties style:min-row-height="1.4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3.6cm"/>
    </style:style>
    <style:style style:name="Tabelle6.E" style:family="table-column">
      <style:table-column-properties style:column-width="2.607cm"/>
    </style:style>
    <style:style style:name="Tabelle6.1" style:family="table-row">
      <style:table-row-properties style:min-row-height="1.499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E1" style:family="table-cell">
      <style:table-cell-properties fo:padding="0.097cm" fo:border="0.05pt solid #000000"/>
    </style:style>
    <style:style style:name="Tabelle8" style:family="table">
      <style:table-properties style:width="17.007cm" fo:margin-left="0cm" table:align="left"/>
    </style:style>
    <style:style style:name="Tabelle8.A" style:family="table-column">
      <style:table-column-properties style:column-width="3.6cm"/>
    </style:style>
    <style:style style:name="Tabelle8.E" style:family="table-column">
      <style:table-column-properties style:column-width="2.607cm"/>
    </style:style>
    <style:style style:name="Tabelle8.1" style:family="table-row">
      <style:table-row-properties style:min-row-height="1.499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9" style:family="table">
      <style:table-properties style:width="17.007cm" fo:margin-left="0cm" table:align="left"/>
    </style:style>
    <style:style style:name="Tabelle9.A" style:family="table-column">
      <style:table-column-properties style:column-width="3.6cm"/>
    </style:style>
    <style:style style:name="Tabelle9.E" style:family="table-column">
      <style:table-column-properties style:column-width="2.607cm"/>
    </style:style>
    <style:style style:name="Tabelle9.1" style:family="table-row">
      <style:table-row-properties style:min-row-height="1.499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E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1.7cm" style:rel-column-width="45102*"/>
    </style:style>
    <style:style style:name="Tabelle10.B" style:family="table-column">
      <style:table-column-properties style:column-width="5.3cm" style:rel-column-width="20433*"/>
    </style:style>
    <style:style style:name="Tabelle10.1" style:family="table-row">
      <style:table-row-properties style:min-row-height="1.499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ebc8c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officeooo:rsid="0013160c" officeooo:paragraph-rsid="000ebc8c" style:font-size-asian="7.84999990463257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officeooo:rsid="000ebc8c" officeooo:paragraph-rsid="000ebc8c" style:font-size-asian="7.84999990463257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officeooo:rsid="000ebc8c" officeooo:paragraph-rsid="001923d2" style:font-size-asian="7.84999990463257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officeooo:rsid="000fd282" officeooo:paragraph-rsid="000fd282" style:font-size-asian="7.84999990463257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rsid="0013160c" officeooo:paragraph-rsid="000ebc8c"/>
    </style:style>
    <style:style style:name="P7" style:family="paragraph" style:parent-style-name="Table_20_Contents">
      <style:paragraph-properties fo:text-align="center" style:justify-single-word="false"/>
      <style:text-properties officeooo:rsid="001af723" officeooo:paragraph-rsid="001af723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rsid="000ebc8c" officeooo:paragraph-rsid="001d3eb6" style:font-size-asian="7.84999990463257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rsid="000ebc8c" officeooo:paragraph-rsid="0021c078" style:font-size-asian="7.84999990463257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rsid="000ebc8c" officeooo:paragraph-rsid="00264abc" style:font-size-asian="7.84999990463257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rsid="000fd282" officeooo:paragraph-rsid="002878cc" style:font-size-asian="7.84999990463257pt" style:font-size-complex="9pt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4780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cccccc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ffffff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16825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ccccc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bitmap" draw:fill-color="#dddddd" draw:fill-image-name="Paper_20_Texture" draw:opacity="100%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d4ea6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 draw:opacity="58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gradient" draw:fill-color="#069a2e" draw:fill-gradient-name="Gradient_20_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gradient" draw:fill-color="#ff0000" draw:fill-gradient-name="Pastel_20_Bouquet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c4ca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c4cace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b2b2b2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1c1c1c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1fcc"/>
    </style:style>
    <style:style style:name="T2" style:family="text">
      <style:text-properties officeooo:rsid="00264ab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mic Sans MS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pt" fo:font-style="normal" fo:text-shadow="none" style:text-underline-style="none" fo:font-weight="normal" style:letter-kerning="true" style:font-name-asian="Noto Sans CJK SC" style:font-size-asian="4pt" style:font-style-asian="normal" style:font-weight-asian="normal" style:font-name-complex="Noto Sans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.376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1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2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5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7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8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2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6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8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39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0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2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3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  <style:paragraph-properties style:writing-mode="lr-tb"/>
    </style:style>
    <style:style style:name="gr24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.289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1c1c1c" draw:textarea-horizontal-align="justify" draw:textarea-vertical-align="middle" draw:auto-grow-height="false" fo:min-height="0.048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47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1c1c1c" draw:textarea-horizontal-align="justify" draw:textarea-vertical-align="middle" draw:auto-grow-height="false" fo:min-height="0.048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48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1c1c1c" draw:textarea-horizontal-align="justify" draw:textarea-vertical-align="middle" draw:auto-grow-height="false" fo:min-height="0.048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49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1c1c1c" draw:textarea-horizontal-align="justify" draw:textarea-vertical-align="middle" draw:auto-grow-height="false" fo:min-height="0.048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0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000000" draw:textarea-horizontal-align="justify" draw:textarea-vertical-align="middle" draw:auto-grow-height="false" fo:min-height="0.046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1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000000" draw:textarea-horizontal-align="justify" draw:textarea-vertical-align="middle" draw:auto-grow-height="false" fo:min-height="0.046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2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000000" draw:textarea-horizontal-align="justify" draw:textarea-vertical-align="middle" draw:auto-grow-height="false" fo:min-height="0.046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3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000000" draw:textarea-horizontal-align="justify" draw:textarea-vertical-align="middle" draw:auto-grow-height="false" fo:min-height="0.046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4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666666" draw:textarea-horizontal-align="justify" draw:textarea-vertical-align="middle" draw:auto-grow-height="false" fo:min-height="0.439cm" fo:min-width="0.736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5" style:family="graphic">
      <style:graphic-properties draw:stroke="solid" svg:stroke-width="0.053cm" svg:stroke-color="#ffffff" draw:marker-start="" draw:marker-start-width="0.279cm" draw:marker-start-center="false" draw:marker-end="" draw:marker-end-width="0.279cm" draw:marker-end-center="false" svg:stroke-opacity="100%" draw:fill="solid" draw:fill-color="#b2b2b2" draw:textarea-horizontal-align="justify" draw:textarea-vertical-align="middle" draw:auto-grow-height="false" fo:min-height="0cm" fo:min-width="0cm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6" style:family="graphic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9cm" fo:min-width="1.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.04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aa9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b2b2b2" draw:textarea-horizontal-align="justify" draw:textarea-vertical-align="middle" draw:auto-grow-height="false" fo:min-height="0.178cm" fo:min-width="0.10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1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9211e" draw:textarea-horizontal-align="justify" draw:textarea-vertical-align="middle" draw:auto-grow-height="false" fo:min-height="1.139cm" fo:min-width="0.4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.018cm" svg:stroke-color="#ffffff" draw:marker-start="" draw:marker-start-width="0.228cm" draw:marker-start-center="false" draw:marker-end="" draw:marker-end-width="0.228cm" draw:marker-end-center="false" draw:fill="solid" draw:fill-color="#c9211e" draw:textarea-horizontal-align="justify" draw:textarea-vertical-align="middle" draw:auto-grow-height="false" fo:min-height="0cm" fo:min-width="0.104cm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325" style:family="graphic">
      <style:graphic-properties draw:stroke="solid" svg:stroke-width="0.018cm" svg:stroke-color="#ffffff" draw:marker-start="" draw:marker-start-width="0.228cm" draw:marker-start-center="false" draw:marker-end="" draw:marker-end-width="0.228cm" draw:marker-end-center="false" draw:fill="solid" draw:fill-color="#c9211e" draw:textarea-horizontal-align="justify" draw:textarea-vertical-align="middle" draw:auto-grow-height="false" fo:min-height="0cm" fo:min-width="0cm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.018cm" svg:stroke-color="#ffffff" draw:marker-start="" draw:marker-start-width="0.228cm" draw:marker-start-center="false" draw:marker-end="" draw:marker-end-width="0.228cm" draw:marker-end-center="false" draw:fill="solid" draw:fill-color="#c9211e" draw:textarea-horizontal-align="justify" draw:textarea-vertical-align="middle" draw:auto-grow-height="false" fo:min-height="0cm" fo:min-width="0cm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81cm" fo:min-width="0.4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svg:stroke-width="0cm" svg:stroke-color="#e8a202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11111" draw:textarea-horizontal-align="justify" draw:textarea-vertical-align="middle" draw:auto-grow-height="false" fo:min-height="0.663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solid" svg:stroke-width="0.018cm" svg:stroke-color="#ffffff" draw:marker-start="" draw:marker-start-width="0.228cm" draw:marker-start-center="false" draw:marker-end="" draw:marker-end-width="0.228cm" draw:marker-end-center="false" draw:fill="solid" draw:fill-color="#c9211e" draw:textarea-horizontal-align="justify" draw:textarea-vertical-align="middle" draw:auto-grow-height="false" fo:min-height="0cm" fo:min-width="0cm" fo:padding-top="0.136cm" fo:padding-bottom="0.136cm" fo:padding-left="0.258cm" fo:padding-right="0.258cm" draw:shadow="hidden" draw:shadow-offset-x="0.199cm" draw:shadow-offset-y="0.199cm" draw:shadow-color="#808080" style:run-through="foreground"/>
    </style:style>
    <style:style style:name="gr3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ccccc" draw:opacity="100%" draw:textarea-horizontal-align="justify" draw:textarea-vertical-align="middle" draw:auto-grow-height="false" fo:min-height="0.439cm" fo:min-width="0.28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1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362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363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364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365" style:family="graphic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solid" draw:fill-color="#111111" draw:textarea-horizontal-align="justify" draw:textarea-vertical-align="middle" draw:auto-grow-height="false" fo:min-height="0.09cm" fo:min-width="0cm" fo:padding-top="0.139cm" fo:padding-bottom="0.139cm" fo:padding-left="0.265cm" fo:padding-right="0.265cm" draw:shadow="hidden" draw:shadow-offset-x="0.199cm" draw:shadow-offset-y="0.199cm" draw:shadow-color="#808080" draw:shadow-opacity="75%" style:run-through="foreground"/>
      <style:paragraph-properties style:writing-mode="lr-tb"/>
    </style:style>
    <style:style style:name="gr366" style:family="graphic">
      <style:graphic-properties draw:stroke="solid" svg:stroke-width="0.028cm" svg:stroke-color="#ffffff" draw:marker-start="" draw:marker-start-width="0.242cm" draw:marker-start-center="false" draw:marker-end="" draw:marker-end-width="0.242cm" draw:marker-end-center="false" draw:fill="gradient" draw:fill-color="#ffffff" draw:fill-gradient-name="Gradient_20_7" draw:textarea-horizontal-align="justify" draw:textarea-vertical-align="middle" draw:auto-grow-height="false" fo:min-height="0.766cm" fo:min-width="0.231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3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68253" draw:textarea-horizontal-align="justify" draw:textarea-vertical-align="middle" draw:auto-grow-height="false" fo:min-height="0.688cm" fo:min-width="0.1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342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opacity="50%" draw:textarea-horizontal-align="justify" draw:textarea-vertical-align="middle" draw:auto-grow-height="false" fo:min-height="0.1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bitmap" draw:fill-color="#dddddd" draw:fill-image-name="Paper_20_Texture" draw:opacity="100%" draw:opacity-name="Transparency_20_1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69a2e" draw:textarea-horizontal-align="justify" draw:textarea-vertical-align="middle" draw:auto-grow-height="false" fo:min-height="0.62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4ea6b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9cm" fo:min-width="0.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4ea6b" draw:textarea-horizontal-align="justify" draw:textarea-vertical-align="middle" draw:auto-grow-height="false" fo:min-height="0.159cm" fo:min-width="0.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a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opacity="58%" draw:textarea-horizontal-align="justify" draw:textarea-vertical-align="middle" draw:auto-grow-height="false" fo:min-height="0.508cm" fo:min-width="0.2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dbb6" draw:textarea-horizontal-align="justify" draw:textarea-vertical-align="middle" draw:auto-grow-height="false" fo:min-height="2.932cm" fo:min-width="2.68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2.083cm" fo:min-width="1.97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860d" draw:textarea-horizontal-align="justify" draw:textarea-vertical-align="middle" draw:auto-grow-height="false" fo:min-height="0.309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.663cm" fo:min-width="0.31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4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gradient" draw:fill-color="#069a2e" draw:fill-gradient-name="Gradient_20_6" draw:opacity="100%" draw:textarea-horizontal-align="justify" draw:textarea-vertical-align="middle" draw:auto-grow-height="false" fo:min-height="0.309cm" fo:min-width="0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.6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4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gradient" draw:fill-color="#ff0000" draw:fill-gradient-name="Pastel_20_Bouquet" draw:opacity="100%" draw:textarea-horizontal-align="justify" draw:textarea-vertical-align="middle" draw:auto-grow-height="false" fo:min-height="0cm" fo:min-width="0.6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.52cm" fo:min-width="1.5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4cace" draw:textarea-horizontal-align="justify" draw:textarea-vertical-align="middle" draw:auto-grow-height="false" fo:min-height="0.14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4cace" draw:textarea-horizontal-align="justify" draw:textarea-vertical-align="middle" draw:auto-grow-height="false" fo:min-height="0.14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c4cace" draw:opacity="100%" draw:textarea-horizontal-align="justify" draw:textarea-vertical-align="middle" draw:auto-grow-height="false" fo:min-height="0.108cm" fo:min-width="0.0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.08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.08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6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2b2b2" draw:opacity="10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7" style:family="graphic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466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3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0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1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1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2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3" style:family="graphic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41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28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5" style:family="graphic">
      <style:graphic-properties draw:stroke="solid" svg:stroke-width="0cm" svg:stroke-color="#2a6099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.08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6" style:family="graphic">
      <style:graphic-properties draw:stroke="solid" svg:stroke-width="0cm" svg:stroke-color="#2a6099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7" style:family="graphic">
      <style:graphic-properties draw:stroke="solid" svg:stroke-width="0cm" svg:stroke-color="#2a6099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8" style:family="graphic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65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5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0.116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1" style:family="graphic">
      <style:graphic-properties draw:stroke="solid" svg:stroke-width="0cm" svg:stroke-color="#81d41a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0.32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2" style:family="graphic">
      <style:graphic-properties draw:stroke="solid" svg:stroke-width="0cm" svg:stroke-color="#81d41a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draw:auto-grow-height="false" fo:min-height="0.0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3" style:family="graphic">
      <style:graphic-properties draw:stroke="solid" svg:stroke-width="0cm" svg:stroke-color="#81d41a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4" style:family="graphic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392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27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6" style:family="graphic">
      <style:graphic-properties draw:stroke="solid" svg:stroke-width="0cm" svg:stroke-color="#ffff0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.07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7" style:family="graphic">
      <style:graphic-properties draw:stroke="solid" svg:stroke-width="0cm" svg:stroke-color="#ffff0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8" style:family="graphic">
      <style:graphic-properties draw:stroke="solid" svg:stroke-width="0cm" svg:stroke-color="#ffff0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cm" fo:min-width="0.0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5983b0" draw:textarea-horizontal-align="justify" draw:textarea-vertical-align="middle" draw:auto-grow-height="false" fo:min-height="0.295cm" fo:min-width="1.0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3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47804" draw:textarea-horizontal-align="justify" draw:textarea-vertical-align="middle" draw:auto-grow-height="false" fo:min-height="0.3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.224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1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2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1c1c1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100%" draw:textarea-horizontal-align="justify" draw:textarea-vertical-align="middle" draw:auto-grow-height="false" fo:min-height="0.191cm" fo:min-width="0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69a2e" draw:textarea-horizontal-align="justify" draw:textarea-vertical-align="middle" draw:auto-grow-height="false" fo:min-height="0.619cm" fo:min-width="1.1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386cm" fo:min-width="0.9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4ea6b" draw:textarea-horizontal-align="justify" draw:textarea-vertical-align="middle" draw:auto-grow-height="false" fo:min-height="0.157cm" fo:min-width="0.75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" table:style-name="Tabelle1">
        <table:table-column table:style-name="Tabelle1.A" table:number-columns-repeated="4"/>
        <table:table-column table:style-name="Tabelle1.E"/>
        <table:table-row table:style-name="Tabelle1.1">
          <table:table-cell table:style-name="Tabelle1.A1" office:value-type="string">
            <text:p text:style-name="P2"><text:s text:c="2"/>Elegoo Mega 2560 R3</text:p>
          </table:table-cell>
          <table:table-cell table:style-name="Tabelle1.A1" office:value-type="string">
            <text:p text:style-name="P2"><text:s/>UNO Proto Shield </text:p>
            <text:p text:style-name="P2">Prototype Expansion</text:p>
            <text:p text:style-name="P2">Board</text:p>
          </table:table-cell>
          <table:table-cell table:style-name="Tabelle1.A1" office:value-type="string">
            <text:p text:style-name="P2"><text:s/>Temperature Humidity</text:p>
            <text:p text:style-name="P2"><text:s/>Sensor,Thermistor,</text:p>
            <text:p text:style-name="P2"><text:s/>Photoresistor</text:p>
          </table:table-cell>
          <table:table-cell table:style-name="Tabelle1.A1" office:value-type="string">
            <text:p text:style-name="P2"><draw:g text:anchor-type="paragraph" draw:z-index="13" draw:name="Form12" draw:style-name="gr1"><draw:custom-shape draw:style-name="gr366" draw:text-style-name="P32" svg:width="0.761cm" svg:height="1.045cm" svg:x="2.623cm" svg:y="0.295cm"><text:p/><draw:enhanced-geometry svg:viewBox="0 0 21600 21600" draw:type="rectangle" draw:enhanced-path="M 0 0 L 21600 0 21600 21600 0 21600 0 0 Z N"/></draw:custom-shape><draw:custom-shape draw:style-name="gr367" draw:text-style-name="P33" svg:width="0.683cm" svg:height="0.939cm" svg:x="2.662cm" svg:y="0.348cm"><text:p/><draw:enhanced-geometry svg:viewBox="0 0 21600 21600" draw:type="rectangle" draw:enhanced-path="M 0 0 L 21600 0 21600 21600 0 21600 0 0 Z N"/></draw:custom-shape><draw:custom-shape draw:style-name="gr368" draw:text-style-name="P21" svg:width="0.027cm" svg:height="0.027cm" svg:x="3.332cm" svg:y="1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9" draw:text-style-name="P21" svg:width="0.027cm" svg:height="0.027cm" svg:x="3.332cm" svg:y="1.2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0" draw:text-style-name="P14" svg:width="0.052cm" svg:height="0.054cm" svg:x="2.985cm" svg:y="1.2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1" draw:text-style-name="P21" svg:width="0.025cm" svg:height="0.027cm" svg:x="2.739cm" svg:y="1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2" draw:text-style-name="P21" svg:width="0.027cm" svg:height="0.027cm" svg:x="2.701cm" svg:y="1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3" draw:text-style-name="P21" svg:width="0.025cm" svg:height="0.027cm" svg:x="2.662cm" svg:y="1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4" draw:text-style-name="P13" svg:width="0.736cm" svg:height="0.657cm" svg:x="2.635cm" svg:y="0.4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75" draw:text-style-name="P34" svg:width="0.606cm" svg:height="0.604cm" svg:x="2.713cm" svg:y="0.5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6" draw:text-style-name="P35" svg:width="0.211cm" svg:height="0.14cm" svg:x="2.909cm" svg:y="0.958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77" draw:text-style-name="P35" svg:width="0.212cm" svg:height="0.142cm" svg:x="2.909cm" svg:y="0.817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78" draw:text-style-name="P35" svg:width="0.211cm" svg:height="0.142cm" svg:x="2.911cm" svg:y="0.676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79" draw:text-style-name="P35" svg:width="0.211cm" svg:height="0.14cm" svg:x="2.911cm" svg:y="0.537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0" draw:text-style-name="P35" svg:width="0.211cm" svg:height="0.142cm" svg:x="3.057cm" svg:y="0.605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1" draw:text-style-name="P35" svg:width="0.212cm" svg:height="0.14cm" svg:x="2.764cm" svg:y="0.607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2" draw:text-style-name="P35" svg:width="0.211cm" svg:height="0.142cm" svg:x="2.766cm" svg:y="0.747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3" draw:text-style-name="P35" svg:width="0.211cm" svg:height="0.142cm" svg:x="3.057cm" svg:y="0.747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4" draw:text-style-name="P35" svg:width="0.211cm" svg:height="0.142cm" svg:x="3.057cm" svg:y="0.888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5" draw:text-style-name="P35" svg:width="0.211cm" svg:height="0.14cm" svg:x="2.766cm" svg:y="0.889cm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6" draw:text-style-name="P14" svg:width="0.052cm" svg:height="0.055cm" svg:x="2.985cm" svg:y="0.3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/>Motion Sensor </text:p>
          </table:table-cell>
          <table:table-cell table:style-name="Tabelle1.E1" office:value-type="string">
            <text:p text:style-name="P6">Placeholder</text:p>
          </table:table-cell>
        </table:table-row>
      </table:table>
      <text:p text:style-name="P1"><draw:g text:anchor-type="paragraph" draw:z-index="8" draw:name="Form8" draw:style-name="gr387"><draw:custom-shape draw:style-name="gr487" draw:text-style-name="P53" svg:width="0.027cm" svg:height="0.717cm" svg:x="10.206cm" svg:y="1.1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8" draw:text-style-name="P17" svg:width="0.027cm" svg:height="0.583cm" svg:x="10.368cm" svg:y="1.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55cm" svg:height="0.133cm" svg:x="10.192cm" svg:y="1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54cm" svg:height="0.133cm" svg:x="10.359cm" svg:y="1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490" draw:text-style-name="P55" svg:width="0.387cm" svg:height="0.398cm" svg:x="10.091cm" svg:y="0.7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91" draw:text-style-name="P55" svg:width="0.444cm" svg:height="0.108cm" svg:x="10.063cm" svg:y="1.07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style-name="gr492" draw:text-style-name="P55" svg:width="0.555cm" svg:height="0.389cm" draw:transform="skewX (0.018151424220741) rotate (-1.58039563768087) translate (10.4810277777778cm 0.548569444444444cm)" draw:kind="cut" draw:start-angle="89.07" draw:end-angle="273.54"><text:p/></draw:ellipse><draw:path draw:style-name="gr492" draw:text-style-name="P55" svg:width="0.213cm" svg:height="0.041cm" draw:transform="skewX (0.0713839664065681) rotate (2.87316101463306) translate (10.3280389379145cm 0.869007121598192cm)" svg:viewBox="0 0 214 42" svg:d="M0 40c39-1 78 8 115-5 29-10 61-14 89-27l10-8"><text:p/></draw:path></draw:g></draw:g></text:p>
      <table:table table:name="Tabelle2" table:style-name="Tabelle2">
        <table:table-column table:style-name="Tabelle2.A" table:number-columns-repeated="4"/>
        <table:table-column table:style-name="Tabelle2.E"/>
        <table:table-row table:style-name="Tabelle2.1">
          <table:table-cell table:style-name="Tabelle2.A1" office:value-type="string">
            <text:p text:style-name="P8"><draw:g text:anchor-type="paragraph" draw:z-index="11" draw:name="Form11" draw:style-name="gr1"><draw:custom-shape draw:style-name="gr396" draw:text-style-name="P40" svg:width="1.087cm" svg:height="1.07cm" svg:x="2.339cm" svg:y="0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7" draw:text-style-name="P41" svg:width="0.239cm" svg:height="0.094cm" draw:transform="rotate (-3.14141812066459) translate (2.96333333333333cm 0.414513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98" draw:text-style-name="P41" svg:width="0.241cm" svg:height="0.092cm" draw:transform="rotate (0.0256563400043166) translate (2.79929166666667cm 1.1906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99" draw:text-style-name="P41" svg:width="0.239cm" svg:height="0.091cm" draw:transform="rotate (-1.86488430575594) translate (2.52941666666667cm 0.5493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0" draw:text-style-name="P41" svg:width="0.241cm" svg:height="0.092cm" draw:transform="skewX (-0.0191986217719376) rotate (-2.45463106000483) translate (2.69875cm 0.4223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1" draw:text-style-name="P41" svg:width="0.242cm" svg:height="0.089cm" draw:transform="skewX (-0.0200712863979348) rotate (-0.392350015848326) translate (2.587625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2" draw:text-style-name="P41" svg:width="0.241cm" svg:height="0.094cm" draw:transform="rotate (-0.982096770097209) translate (2.4765cm 0.915458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3" draw:text-style-name="P41" svg:width="0.241cm" svg:height="0.091cm" draw:transform="rotate (-1.4775957447384) translate (2.46591666666667cm 0.739833333333333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4" draw:text-style-name="P41" svg:width="0.239cm" svg:height="0.094cm" draw:transform="skewX (0.0188495559215389) rotate (1.21946154836844) translate (3.19969444444444cm 1.06009722222222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5" draw:text-style-name="P41" svg:width="0.239cm" svg:height="0.091cm" draw:transform="rotate (0.629714794119554) translate (3.02330555555556cm 1.180041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6" draw:text-style-name="P41" svg:width="0.241cm" svg:height="0.092cm" draw:transform="rotate (2.69199583827605) translate (3.16970833333333cm 0.508763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7" draw:text-style-name="P41" svg:width="0.239cm" svg:height="0.092cm" draw:transform="rotate (2.10224908402717) translate (3.27025cm 0.696736111111111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08" draw:text-style-name="P41" svg:width="0.239cm" svg:height="0.092cm" draw:transform="skewX (0.0191986217719376) rotate (1.60675010938598) translate (3.27201388888889cm 0.890763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path draw:style-name="gr409" draw:text-style-name="P42" svg:width="0.865cm" svg:height="0.865cm" svg:x="2.45cm" svg:y="0.377cm" svg:viewBox="0 0 866 866" svg:d="M866 433c0 76-20 151-58 217-38 65-93 120-158 158-66 38-141 58-217 58s-151-20-216-58c-66-38-121-93-159-158-38-66-58-141-58-217s20-151 58-216c38-66 93-121 159-159 65-38 140-58 216-58s151 20 217 58c65 38 120 93 158 159 38 65 58 140 58 216z"><text:p/></draw:path><draw:path draw:style-name="gr410" draw:text-style-name="P14" svg:width="0.716cm" svg:height="0.702cm" svg:x="2.533cm" svg:y="0.467cm" svg:viewBox="0 0 717 703" svg:d="M717 351c0 62-17 123-48 176-32 54-77 98-131 129-55 31-117 47-180 47s-124-16-179-47c-54-31-100-75-131-129-31-53-48-114-48-176 0-61 17-122 48-175 31-54 77-98 131-129 55-31 116-47 179-47s125 16 180 47c54 31 99 75 131 129 31 53 48 114 48 175z"><text:p/></draw:path><draw:custom-shape draw:style-name="gr411" draw:text-style-name="P43" svg:width="0.832cm" svg:height="0.832cm" svg:x="2.468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412" draw:text-style-name="P44" svg:width="0.128cm" svg:height="0.256cm" draw:transform="rotate (1.55037597454656) translate (3.02011486760704cm 0.853849000806425cm)" svg:viewBox="0 0 129 257" svg:d="M32 2c2-1 4-2 6-2h52c2 0 5 1 7 2 2 2 3 4 4 7 1 2 2 6 2 9v29h26l-64 210-65-210h26v-30c0-2 0-6 1-8 2-3 3-5 5-7z"><text:p/></draw:path><draw:custom-shape draw:style-name="gr413" draw:text-style-name="P44" svg:width="0.444cm" svg:height="0.055cm" svg:x="2.559cm" svg:y="0.763cm"><text:p/><draw:enhanced-geometry svg:viewBox="0 0 21600 21600" draw:type="rectangle" draw:enhanced-path="M 0 0 L 21600 0 21600 21600 0 21600 0 0 Z N"/></draw:custom-shape></draw:g>Potentiomete<text:span text:style-name="T1">r</text:span></text:p>
            <text:p text:style-name="P8"><text:s/>Resistor </text:p>
            <text:p text:style-name="P3"/>
          </table:table-cell>
          <table:table-cell table:style-name="Tabelle2.A1" office:value-type="string">
            <text:p text:style-name="P3"><text:s text:c="3"/>Joystick </text:p>
            <text:p text:style-name="P3"><draw:g text:anchor-type="paragraph" draw:z-index="14" draw:name="Form13" draw:style-name="gr1"><draw:custom-shape draw:style-name="gr358" draw:text-style-name="P17" svg:width="0.128cm" svg:height="0.08cm" svg:x="2.686cm" svg:y="0.82cm"><text:p/><draw:enhanced-geometry svg:viewBox="0 0 21600 21600" draw:type="rectangle" draw:enhanced-path="M 0 0 L 21600 0 21600 21600 0 21600 0 0 Z N"/></draw:custom-shape><draw:custom-shape draw:style-name="gr359" draw:text-style-name="P17" svg:width="0.13cm" svg:height="0.08cm" svg:x="3.143cm" svg:y="0.82cm"><text:p/><draw:enhanced-geometry svg:viewBox="0 0 21600 21600" draw:type="rectangle" draw:enhanced-path="M 0 0 L 21600 0 21600 21600 0 21600 0 0 Z N"/></draw:custom-shape><draw:custom-shape draw:style-name="gr360" draw:text-style-name="P29" svg:width="0.816cm" svg:height="0.719cm" svg:x="2.584cm" svg:y="0.162cm"><text:p/><draw:enhanced-geometry svg:viewBox="0 0 21600 21600" draw:type="rectangle" draw:enhanced-path="M 0 0 L 21600 0 21600 21600 0 21600 0 0 Z N"/></draw:custom-shape><draw:custom-shape draw:style-name="gr361" draw:text-style-name="P30" svg:width="0.154cm" svg:height="0.119cm" svg:x="2.61cm" svg:y="0.7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2" draw:text-style-name="P30" svg:width="0.154cm" svg:height="0.121cm" svg:x="2.61cm" svg:y="0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3" draw:text-style-name="P30" svg:width="0.154cm" svg:height="0.121cm" svg:x="3.219cm" svg:y="0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4" draw:text-style-name="P30" svg:width="0.154cm" svg:height="0.119cm" svg:x="3.219cm" svg:y="0.7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5" draw:text-style-name="P31" svg:width="0.66cm" svg:height="0.521cm" svg:x="2.662cm" svg:y="0.2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 text:c="3"/>Buttons</text:p>
          </table:table-cell>
          <table:table-cell table:style-name="Tabelle2.A1" office:value-type="string">
            <text:p text:style-name="P3"><draw:g text:anchor-type="paragraph" draw:z-index="7" draw:name="Form7" draw:style-name="gr387"><draw:custom-shape draw:style-name="gr493" draw:text-style-name="P53" svg:width="0.027cm" svg:height="0.664cm" svg:x="0.212cm" svg:y="0.6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94" draw:text-style-name="P17" svg:width="0.025cm" svg:height="0.539cm" svg:x="0.362cm" svg:y="0.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52cm" svg:height="0.122cm" svg:x="0.201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52cm" svg:height="0.122cm" svg:x="0.351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495" draw:text-style-name="P56" svg:width="0.357cm" svg:height="0.369cm" svg:x="0.108cm" svg:y="0.22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96" draw:text-style-name="P56" svg:width="0.406cm" svg:height="0.098cm" svg:x="0.083cm" svg:y="0.54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style-name="gr497" draw:text-style-name="P56" svg:width="0.514cm" svg:height="0.355cm" draw:transform="skewX (0.00994837673636768) rotate (-1.58109376938166) translate (0.465666666666667cm 0.0546805555555556cm)" draw:kind="cut" draw:start-angle="89.07" draw:end-angle="273.54"><text:p/></draw:ellipse><draw:path draw:style-name="gr497" draw:text-style-name="P56" svg:width="0.195cm" svg:height="0.038cm" draw:transform="skewX (0.0767944870877506) rotate (2.87298648170787) translate (0.325625272092576cm 0.352059392636095cm)" svg:viewBox="0 0 196 39" svg:d="M0 37c35-1 71 7 105-5 27-9 56-13 82-25l9-7"><text:p/></draw:path></draw:g></draw:g>Leds </text:p>
            <text:p text:style-name="P3">Blue,Red <text:s/></text:p>
            <text:p text:style-name="P3"/>
          </table:table-cell>
          <table:table-cell table:style-name="Tabelle2.A1" office:value-type="string">
            <text:p text:style-name="P4"><text:s text:c="2"/>Integrated </text:p>
            <text:p text:style-name="P4"><draw:g text:anchor-type="paragraph" draw:z-index="1" draw:name="Form1_0" draw:style-name="gr387"><draw:line draw:style-name="gr519" draw:text-style-name="P14" svg:x1="2.398cm" svg:y1="0.782cm" svg:x2="3.366cm" svg:y2="0.782cm"><text:p/></draw:line><draw:custom-shape draw:style-name="gr520" draw:text-style-name="P63" svg:width="0.98cm" svg:height="0.442cm" svg:x="2.374cm" svg:y="0.317cm"><text:p/><draw:enhanced-geometry svg:viewBox="0 0 21600 21600" draw:type="rectangle" draw:enhanced-path="M 0 0 L 21600 0 21600 21600 0 21600 0 0 Z N"/></draw:custom-shape><draw:ellipse draw:style-name="gr519" draw:text-style-name="P14" svg:width="0.279cm" svg:height="0.248cm" svg:x="3.203cm" svg:y="0.413cm" draw:kind="cut" draw:start-angle="87.41" draw:end-angle="273.37"><text:p/></draw:ellipse><draw:line draw:style-name="gr519" draw:text-style-name="P14" svg:x1="3.352cm" svg:y1="0.757cm" svg:x2="3.401cm" svg:y2="0.806cm"><text:p/></draw:line><draw:line draw:style-name="gr521" draw:text-style-name="P19" svg:x1="2.374cm" svg:y1="0.757cm" svg:x2="2.423cm" svg:y2="0.806cm"><text:p/></draw:line><draw:line draw:style-name="gr521" draw:text-style-name="P19" svg:x1="3.352cm" svg:y1="0.316cm" svg:x2="3.401cm" svg:y2="0.365cm"><text:p/></draw:line><draw:line draw:style-name="gr519" draw:text-style-name="P14" svg:x1="2.422cm" svg:y1="0.806cm" svg:x2="3.4cm" svg:y2="0.806cm"><text:p/></draw:line><draw:line draw:style-name="gr521" draw:text-style-name="P19" svg:x1="3.401cm" svg:y1="0.806cm" svg:x2="3.401cm" svg:y2="0.366cm"><text:p/></draw:line><draw:custom-shape draw:style-name="gr522" draw:text-style-name="P14" svg:width="0.052cm" svg:height="0.147cm" draw:transform="rotate (-3.14159265358979) translate (2.81516666666667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5cm" svg:height="0.147cm" draw:transform="rotate (-3.14159265358979) translate (2.91218055555556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52cm" svg:height="0.147cm" draw:transform="rotate (-3.14159265358979) translate (3.01095833333333cm 0.9048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48cm" svg:height="0.147cm" draw:transform="rotate (-3.14159265358979) translate (3.10444444444444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48cm" svg:height="0.147cm" draw:transform="rotate (-3.14159265358979) translate (3.20145833333333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48cm" svg:height="0.147cm" draw:transform="rotate (-3.14159265358979) translate (3.302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48cm" svg:height="0.147cm" draw:transform="rotate (-3.14159265358979) translate (2.71638888888889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5cm" svg:height="0.147cm" draw:transform="rotate (-3.14159265358979) translate (2.61761111111111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7cm" svg:height="0.147cm" draw:transform="rotate (-3.14159265358979) translate (2.51883333333333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2" draw:text-style-name="P14" svg:width="0.048cm" svg:height="0.147cm" draw:transform="rotate (-3.14159265358979) translate (3.302cm 0.9048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7cm" svg:height="0.05cm" draw:transform="rotate (-3.14159265358979) translate (2.51883333333333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5cm" svg:height="0.05cm" draw:transform="rotate (-3.14159265358979) translate (2.61761111111111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8cm" svg:height="0.05cm" draw:transform="rotate (-3.14159265358979) translate (2.71638888888889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52cm" svg:height="0.05cm" draw:transform="rotate (-3.14159265358979) translate (2.81516666666667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8cm" svg:height="0.05cm" draw:transform="rotate (-3.14159265358979) translate (2.71638888888889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5cm" svg:height="0.05cm" draw:transform="rotate (-3.14159265358979) translate (2.91218055555556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52cm" svg:height="0.05cm" draw:transform="rotate (-3.14159265358979) translate (3.01095833333333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8cm" svg:height="0.05cm" draw:transform="rotate (-3.14159265358979) translate (3.10444444444444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8cm" svg:height="0.05cm" draw:transform="rotate (-3.14159265358979) translate (3.20145833333333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48cm" svg:height="0.05cm" draw:transform="rotate (-3.14159265358979) translate (3.302cm 0.3175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 text:c="2"/>Circuits</text:p>
            <text:p text:style-name="P3"/>
          </table:table-cell>
          <table:table-cell table:style-name="Tabelle2.E1" office:value-type="string">
            <text:p text:style-name="P6">Placeholder</text:p>
          </table:table-cell>
        </table:table-row>
      </table:table>
      <text:p text:style-name="P1"><draw:g text:anchor-type="paragraph" draw:z-index="10" draw:name="Form10" draw:style-name="gr1"><draw:custom-shape draw:style-name="gr414" draw:text-style-name="P20" svg:width="0.045cm" svg:height="0.175cm" draw:transform="rotate (1.5709708597201) translate (2.81163888888889cm 0.590902777777778cm)"><text:p/><draw:enhanced-geometry svg:viewBox="0 0 21600 21600" draw:type="rectangle" draw:enhanced-path="M 0 0 L 21600 0 21600 21600 0 21600 0 0 Z N"/></draw:custom-shape><draw:custom-shape draw:style-name="gr414" draw:text-style-name="P20" svg:width="0.047cm" svg:height="0.105cm" draw:transform="rotate (-1.5709708597201) translate (3.16441666666667cm 0.546805555555556cm)"><text:p/><draw:enhanced-geometry svg:viewBox="0 0 21600 21600" draw:mirror-horizontal="true" draw:type="rectangle" draw:enhanced-path="M 0 0 L 21600 0 21600 21600 0 21600 0 0 Z N"/></draw:custom-shape><draw:custom-shape draw:style-name="gr415" draw:text-style-name="P45" svg:width="1.378cm" svg:height="0.62cm" draw:transform="rotate (1.5709708597201) translate (2.682875cm 1.96673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16" draw:text-style-name="P47" svg:width="1.151cm" svg:height="0.19cm" draw:transform="rotate (1.5709708597201) translate (2.73931944444444cm 1.92263888888889cm)"><text:p text:style-name="P46"><text:span text:style-name="T3">Battery</text:span><text:span text:style-name="T4">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17" draw:text-style-name="P16" svg:width="0.216cm" svg:height="0.62cm" draw:transform="rotate (1.5709708597201) translate (2.682875cm 0.7919861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2" draw:text-style-name="P14" svg:width="0.087cm" svg:height="0.085cm" draw:transform="rotate (1.5709708597201) translate (3.17676388888889cm 0.734777777777778cm)"><text:p/><draw:enhanced-geometry svg:viewBox="0 0 21600 21600" draw:glue-points="10800 0 0 10800 10800 21600 21600 10800" draw:path-stretchpoint-x="10800" draw:path-stretchpoint-y="10800" draw:text-areas="?f1 ?f1 ?f2 ?f3" draw:type="cross" draw:modifiers="8255.12073272273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418" draw:text-style-name="P48" svg:width="1.133cm" svg:height="0.191cm" draw:transform="rotate (1.5709708597201) translate (2.91141666666667cm 1.9226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able:table table:name="Tabelle3" table:style-name="Tabelle3">
        <table:table-column table:style-name="Tabelle3.A" table:number-columns-repeated="4"/>
        <table:table-column table:style-name="Tabelle3.E"/>
        <table:table-row table:style-name="Tabelle3.1">
          <table:table-cell table:style-name="Tabelle3.A1" office:value-type="string">
            <text:p text:style-name="P3"><text:s text:c="2"/>Battery</text:p>
            <text:p text:style-name="P3"/>
            <text:p text:style-name="P3"/>
          </table:table-cell>
          <table:table-cell table:style-name="Tabelle3.A1" office:value-type="string">
            <text:p text:style-name="P3"><text:s text:c="2"/>Realtime Clock </text:p>
            <text:p text:style-name="P3">EPROMS</text:p>
          </table:table-cell>
          <table:table-cell table:style-name="Tabelle3.A1" office:value-type="string">
            <text:p text:style-name="P3"><text:s text:c="2"/>Stepper Motor </text:p>
            <text:p text:style-name="P3"/>
          </table:table-cell>
          <table:table-cell table:style-name="Tabelle3.A1" office:value-type="string">
            <text:p text:style-name="P3"><text:s text:c="2"/>Servo Motor </text:p>
          </table:table-cell>
          <table:table-cell table:style-name="Tabelle3.E1" office:value-type="string">
            <text:p text:style-name="P6">Placeholder</text:p>
          </table:table-cell>
        </table:table-row>
      </table:table>
      <text:p text:style-name="P1"/>
      <table:table table:name="Tabelle4" table:style-name="Tabelle4">
        <table:table-column table:style-name="Tabelle4.A" table:number-columns-repeated="4"/>
        <table:table-column table:style-name="Tabelle4.E"/>
        <table:table-row table:style-name="Tabelle4.1">
          <table:table-cell table:style-name="Tabelle4.A1" office:value-type="string">
            <text:p text:style-name="P4"><draw:g text:anchor-type="paragraph" draw:z-index="3" draw:name="Form4" draw:style-name="gr387"><draw:custom-shape draw:style-name="gr515" draw:text-style-name="P60" svg:width="0.371cm" svg:height="0.757cm" draw:transform="skewX (-0.0279252680319093) rotate (-3.14141812066459) translate (3.26143055555556cm 0.924277777777778cm)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16" draw:text-style-name="P17" svg:width="0.013cm" svg:height="0.385cm" draw:transform="rotate (-3.11576178066028) translate (3.159125cm 1.185333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7" draw:text-style-name="P17" svg:width="0.015cm" svg:height="0.521cm" draw:transform="rotate (3.11611084651068) translate (3.03741666666667cm 1.30527777777778cm)"><text:p/>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8" draw:text-style-name="P62" svg:width="0.496cm" svg:height="0.218cm" draw:transform="rotate (-1.54513998679058) translate (3.15559722222222cm 0.194027777777778cm)"><text:p text:style-name="P61"><text:span text:style-name="T5">10µF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Capacitor </text:p>
            <text:p text:style-name="P4">Leds Rgb </text:p>
            <text:p text:style-name="P3"/>
          </table:table-cell>
          <table:table-cell table:style-name="Tabelle4.A1" office:value-type="string">
            <text:p text:style-name="P3"><draw:g text:anchor-type="paragraph" draw:z-index="9" draw:name="Form9" draw:style-name="gr1"><draw:custom-shape draw:style-name="gr419" draw:text-style-name="P49" svg:width="2.089cm" svg:height="0.772cm" svg:x="0.9cm" svg:y="0.4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20" draw:text-style-name="P14" svg:width="0.114cm" svg:height="0.094cm" svg:x="0.928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1" draw:text-style-name="P14" svg:width="0.114cm" svg:height="0.094cm" svg:x="2.8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2" draw:text-style-name="P14" svg:width="0.114cm" svg:height="0.096cm" svg:x="2.847cm" svg:y="1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3" draw:text-style-name="P14" svg:width="0.114cm" svg:height="0.096cm" svg:x="0.928cm" svg:y="1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4" draw:text-style-name="P50" svg:width="0.706cm" svg:height="0.56cm" svg:x="0.956cm" svg:y="0.5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5" draw:text-style-name="P50" svg:width="0.706cm" svg:height="0.56cm" svg:x="2.226cm" svg:y="0.5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426" draw:text-style-name="P51" svg:width="0.508cm" svg:height="0.116cm" svg:x="1.69cm" svg:y="0.479cm" svg:viewBox="0 0 509 117" svg:d="M423 0c15 0 30 3 43 8 9 3 16 8 23 13 3 3 6 5 8 8 8 9 12 20 12 30s-4 20-12 29c-7 9-18 16-31 21s-27 8-42 8h-85-169-85c-15 0-29-3-42-8-9-3-17-8-23-13-3-2-6-5-9-8-7-9-11-19-11-29 0-11 4-21 11-30 8-9 19-16 31-21 13-5 28-8 43-8h84 1 169z"><text:p/></draw:path><draw:custom-shape draw:style-name="gr427" draw:text-style-name="P15" svg:width="0.592cm" svg:height="0.47cm" svg:x="2.285cm" svg:y="0.5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28" draw:text-style-name="P19" svg:x1="2.691cm" svg:y1="0.993cm" svg:x2="2.377cm" svg:y2="0.638cm"><text:p/></draw:line><draw:line draw:style-name="gr429" draw:text-style-name="P19" svg:x1="2.755cm" svg:y1="0.972cm" svg:x2="2.441cm" svg:y2="0.617cm"><text:p/></draw:line><draw:line draw:style-name="gr430" draw:text-style-name="P19" svg:x1="2.722cm" svg:y1="0.972cm" svg:x2="2.408cm" svg:y2="0.617cm"><text:p/></draw:line><draw:line draw:style-name="gr431" draw:text-style-name="P19" svg:x1="2.786cm" svg:y1="0.949cm" svg:x2="2.472cm" svg:y2="0.594cm"><text:p/></draw:line><draw:line draw:style-name="gr432" draw:text-style-name="P19" svg:x1="2.82cm" svg:y1="0.927cm" svg:x2="2.532cm" svg:y2="0.593cm"><text:p/></draw:line><draw:line draw:style-name="gr433" draw:text-style-name="P19" svg:x1="2.79cm" svg:y1="0.927cm" svg:x2="2.502cm" svg:y2="0.593cm"><text:p/></draw:line><draw:line draw:style-name="gr434" draw:text-style-name="P19" svg:x1="2.849cm" svg:y1="0.905cm" svg:x2="2.561cm" svg:y2="0.571cm"><text:p/></draw:line><draw:line draw:style-name="gr435" draw:text-style-name="P19" svg:x1="2.578cm" svg:y1="1.016cm" svg:x2="2.309cm" svg:y2="0.72cm"><text:p/></draw:line><draw:line draw:style-name="gr436" draw:text-style-name="P19" svg:x1="2.553cm" svg:y1="1.038cm" svg:x2="2.284cm" svg:y2="0.742cm"><text:p/></draw:line><draw:line draw:style-name="gr437" draw:text-style-name="P19" svg:x1="2.606cm" svg:y1="0.998cm" svg:x2="2.337cm" svg:y2="0.702cm"><text:p/></draw:line><draw:line draw:style-name="gr438" draw:text-style-name="P19" svg:x1="2.635cm" svg:y1="0.979cm" svg:x2="2.389cm" svg:y2="0.701cm"><text:p/></draw:line><draw:line draw:style-name="gr439" draw:text-style-name="P19" svg:x1="2.609cm" svg:y1="0.979cm" svg:x2="2.363cm" svg:y2="0.701cm"><text:p/></draw:line><draw:line draw:style-name="gr440" draw:text-style-name="P19" svg:x1="2.658cm" svg:y1="0.96cm" svg:x2="2.412cm" svg:y2="0.682cm"><text:p/></draw:line><draw:line draw:style-name="gr441" draw:text-style-name="P19" svg:x1="2.345cm" svg:y1="0.906cm" svg:x2="2.757cm" svg:y2="0.644cm"><text:p/></draw:line><draw:line draw:style-name="gr442" draw:text-style-name="P19" svg:x1="2.376cm" svg:y1="0.953cm" svg:x2="2.788cm" svg:y2="0.691cm"><text:p/></draw:line><draw:line draw:style-name="gr443" draw:text-style-name="P19" svg:x1="2.374cm" svg:y1="0.929cm" svg:x2="2.786cm" svg:y2="0.667cm"><text:p/></draw:line><draw:line draw:style-name="gr444" draw:text-style-name="P19" svg:x1="2.404cm" svg:y1="0.976cm" svg:x2="2.816cm" svg:y2="0.714cm"><text:p/></draw:line><draw:line draw:style-name="gr445" draw:text-style-name="P19" svg:x1="2.433cm" svg:y1="1.001cm" svg:x2="2.821cm" svg:y2="0.76cm"><text:p/></draw:line><draw:line draw:style-name="gr446" draw:text-style-name="P19" svg:x1="2.431cm" svg:y1="0.979cm" svg:x2="2.819cm" svg:y2="0.738cm"><text:p/></draw:line><draw:line draw:style-name="gr447" draw:text-style-name="P19" svg:x1="2.459cm" svg:y1="1.023cm" svg:x2="2.847cm" svg:y2="0.782cm"><text:p/></draw:line><draw:line draw:style-name="gr448" draw:text-style-name="P19" svg:x1="2.311cm" svg:y1="0.821cm" svg:x2="2.654cm" svg:y2="0.596cm"><text:p/></draw:line><draw:line draw:style-name="gr449" draw:text-style-name="P19" svg:x1="2.336cm" svg:y1="0.839cm" svg:x2="2.679cm" svg:y2="0.614cm"><text:p/></draw:line><draw:line draw:style-name="gr450" draw:text-style-name="P19" svg:x1="2.36cm" svg:y1="0.861cm" svg:x2="2.683cm" svg:y2="0.655cm"><text:p/></draw:line><draw:line draw:style-name="gr451" draw:text-style-name="P19" svg:x1="2.357cm" svg:y1="0.842cm" svg:x2="2.68cm" svg:y2="0.636cm"><text:p/></draw:line><draw:line draw:style-name="gr452" draw:text-style-name="P19" svg:x1="2.382cm" svg:y1="0.88cm" svg:x2="2.705cm" svg:y2="0.674cm"><text:p/></draw:line><draw:custom-shape draw:style-name="gr453" draw:text-style-name="P15" svg:width="0.592cm" svg:height="0.47cm" svg:x="1.015cm" svg:y="0.5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54" draw:text-style-name="P19" svg:x1="1.421cm" svg:y1="0.993cm" svg:x2="1.107cm" svg:y2="0.638cm"><text:p/></draw:line><draw:line draw:style-name="gr455" draw:text-style-name="P19" svg:x1="1.485cm" svg:y1="0.972cm" svg:x2="1.171cm" svg:y2="0.617cm"><text:p/></draw:line><draw:line draw:style-name="gr456" draw:text-style-name="P19" svg:x1="1.452cm" svg:y1="0.972cm" svg:x2="1.138cm" svg:y2="0.617cm"><text:p/></draw:line><draw:line draw:style-name="gr457" draw:text-style-name="P19" svg:x1="1.516cm" svg:y1="0.95cm" svg:x2="1.202cm" svg:y2="0.595cm"><text:p/></draw:line><draw:line draw:style-name="gr458" draw:text-style-name="P19" svg:x1="1.55cm" svg:y1="0.927cm" svg:x2="1.262cm" svg:y2="0.593cm"><text:p/></draw:line><draw:line draw:style-name="gr459" draw:text-style-name="P19" svg:x1="1.52cm" svg:y1="0.927cm" svg:x2="1.232cm" svg:y2="0.593cm"><text:p/></draw:line><draw:line draw:style-name="gr460" draw:text-style-name="P19" svg:x1="1.579cm" svg:y1="0.907cm" svg:x2="1.291cm" svg:y2="0.573cm"><text:p/></draw:line><draw:line draw:style-name="gr461" draw:text-style-name="P19" svg:x1="1.309cm" svg:y1="1.016cm" svg:x2="1.04cm" svg:y2="0.72cm"><text:p/></draw:line><draw:line draw:style-name="gr462" draw:text-style-name="P19" svg:x1="1.283cm" svg:y1="1.04cm" svg:x2="1.014cm" svg:y2="0.744cm"><text:p/></draw:line><draw:line draw:style-name="gr463" draw:text-style-name="P19" svg:x1="1.336cm" svg:y1="0.998cm" svg:x2="1.067cm" svg:y2="0.702cm"><text:p/></draw:line><draw:line draw:style-name="gr464" draw:text-style-name="P19" svg:x1="1.365cm" svg:y1="0.979cm" svg:x2="1.119cm" svg:y2="0.701cm"><text:p/></draw:line><draw:line draw:style-name="gr465" draw:text-style-name="P19" svg:x1="1.34cm" svg:y1="0.979cm" svg:x2="1.094cm" svg:y2="0.701cm"><text:p/></draw:line><draw:line draw:style-name="gr466" draw:text-style-name="P19" svg:x1="1.389cm" svg:y1="0.96cm" svg:x2="1.143cm" svg:y2="0.682cm"><text:p/></draw:line><draw:line draw:style-name="gr467" draw:text-style-name="P19" svg:x1="1.075cm" svg:y1="0.906cm" svg:x2="1.487cm" svg:y2="0.644cm"><text:p/></draw:line><draw:line draw:style-name="gr468" draw:text-style-name="P19" svg:x1="1.106cm" svg:y1="0.953cm" svg:x2="1.518cm" svg:y2="0.691cm"><text:p/></draw:line><draw:line draw:style-name="gr469" draw:text-style-name="P19" svg:x1="1.104cm" svg:y1="0.929cm" svg:x2="1.516cm" svg:y2="0.667cm"><text:p/></draw:line><draw:line draw:style-name="gr470" draw:text-style-name="P19" svg:x1="1.135cm" svg:y1="0.976cm" svg:x2="1.547cm" svg:y2="0.714cm"><text:p/></draw:line><draw:line draw:style-name="gr471" draw:text-style-name="P19" svg:x1="1.163cm" svg:y1="1.002cm" svg:x2="1.551cm" svg:y2="0.761cm"><text:p/></draw:line><draw:line draw:style-name="gr472" draw:text-style-name="P19" svg:x1="1.161cm" svg:y1="0.98cm" svg:x2="1.549cm" svg:y2="0.739cm"><text:p/></draw:line><draw:line draw:style-name="gr473" draw:text-style-name="P19" svg:x1="1.19cm" svg:y1="1.023cm" svg:x2="1.578cm" svg:y2="0.782cm"><text:p/></draw:line><draw:line draw:style-name="gr474" draw:text-style-name="P19" svg:x1="1.041cm" svg:y1="0.821cm" svg:x2="1.384cm" svg:y2="0.596cm"><text:p/></draw:line><draw:line draw:style-name="gr475" draw:text-style-name="P19" svg:x1="1.066cm" svg:y1="0.84cm" svg:x2="1.409cm" svg:y2="0.615cm"><text:p/></draw:line><draw:line draw:style-name="gr476" draw:text-style-name="P19" svg:x1="1.09cm" svg:y1="0.862cm" svg:x2="1.413cm" svg:y2="0.656cm"><text:p/></draw:line><draw:line draw:style-name="gr477" draw:text-style-name="P19" svg:x1="1.089cm" svg:y1="0.843cm" svg:x2="1.412cm" svg:y2="0.637cm"><text:p/></draw:line><draw:line draw:style-name="gr478" draw:text-style-name="P19" svg:x1="1.113cm" svg:y1="0.88cm" svg:x2="1.436cm" svg:y2="0.674cm"><text:p/></draw:line><draw:custom-shape draw:style-name="gr479" draw:text-style-name="P52" svg:width="0.055cm" svg:height="0.048cm" svg:x="1.803cm" svg:y="1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0" draw:text-style-name="P18" svg:width="0.057cm" svg:height="0.048cm" svg:x="1.886cm" svg:y="1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1" draw:text-style-name="P18" svg:width="0.057cm" svg:height="0.048cm" svg:x="1.972cm" svg:y="1.13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2" draw:text-style-name="P18" svg:width="0.055cm" svg:height="0.048cm" svg:x="2.059cm" svg:y="1.13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3" draw:text-style-name="P21" svg:width="0.029cm" svg:height="0.234cm" svg:x="1.815cm" svg:y="1.203cm"><text:p/><draw:enhanced-geometry svg:viewBox="0 0 21600 21600" draw:type="rectangle" draw:enhanced-path="M 0 0 L 21600 0 21600 21600 0 21600 0 0 Z N"/></draw:custom-shape><draw:custom-shape draw:style-name="gr484" draw:text-style-name="P21" svg:width="0.029cm" svg:height="0.234cm" svg:x="1.898cm" svg:y="1.203cm"><text:p/><draw:enhanced-geometry svg:viewBox="0 0 21600 21600" draw:type="rectangle" draw:enhanced-path="M 0 0 L 21600 0 21600 21600 0 21600 0 0 Z N"/></draw:custom-shape><draw:custom-shape draw:style-name="gr485" draw:text-style-name="P21" svg:width="0.029cm" svg:height="0.234cm" svg:x="1.983cm" svg:y="1.203cm"><text:p/><draw:enhanced-geometry svg:viewBox="0 0 21600 21600" draw:type="rectangle" draw:enhanced-path="M 0 0 L 21600 0 21600 21600 0 21600 0 0 Z N"/></draw:custom-shape><draw:custom-shape draw:style-name="gr486" draw:text-style-name="P21" svg:width="0.029cm" svg:height="0.234cm" svg:x="2.069cm" svg:y="1.203cm"><text:p/><draw:enhanced-geometry svg:viewBox="0 0 21600 21600" draw:type="rectangle" draw:enhanced-path="M 0 0 L 21600 0 21600 21600 0 21600 0 0 Z N"/></draw:custom-shape></draw:g>Ultrasonic Sensors</text:p>
          </table:table-cell>
          <table:table-cell table:style-name="Tabelle4.A1" office:value-type="string">
            <text:p text:style-name="P3"><draw:g text:anchor-type="paragraph" draw:z-index="5" draw:name="Form5" draw:style-name="gr387"><draw:custom-shape draw:style-name="gr504" draw:text-style-name="P53" svg:width="0.027cm" svg:height="0.643cm" svg:x="0.273cm" svg:y="0.7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5" draw:text-style-name="P17" svg:width="0.033cm" svg:height="0.523cm" svg:x="0.439cm" svg:y="0.7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61cm" svg:height="0.121cm" svg:x="0.258cm" svg:y="0.7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9" draw:text-style-name="P54" svg:width="0.059cm" svg:height="0.121cm" svg:x="0.43cm" svg:y="0.7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506" draw:text-style-name="P58" svg:width="0.398cm" svg:height="0.357cm" svg:x="0.157cm" svg:y="0.30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7" draw:text-style-name="P58" svg:width="0.458cm" svg:height="0.096cm" svg:x="0.127cm" svg:y="0.6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style-name="gr508" draw:text-style-name="P58" svg:width="0.502cm" svg:height="0.403cm" draw:transform="skewX (-0.00872664625997165) rotate (-1.58842415224004) translate (0.559152777777778cm 0.135819444444444cm)" draw:kind="cut" draw:start-angle="89.07" draw:end-angle="273.54"><text:p/></draw:ellipse><draw:path draw:style-name="gr508" draw:text-style-name="P58" svg:width="0.217cm" svg:height="0.039cm" draw:transform="skewX (0.141895268187139) rotate (2.8946285644326) translate (0.399395811634234cm 0.42931715582076cm)" svg:viewBox="0 0 218 40" svg:d="M0 39c39-2 79 6 117-6 30-9 63-14 91-26l10-7"><text:p/></draw:path></draw:g></draw:g><draw:g text:anchor-type="paragraph" draw:z-index="6" draw:name="Form6" draw:style-name="gr387"><draw:custom-shape draw:style-name="gr498" draw:text-style-name="P53" svg:width="0.029cm" svg:height="0.653cm" svg:x="2.803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99" draw:text-style-name="P17" svg:width="0.029cm" svg:height="0.532cm" svg:x="2.965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0" draw:text-style-name="P54" svg:width="0.057cm" svg:height="0.121cm" svg:x="2.791cm" svg:y="0.8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0" draw:text-style-name="P54" svg:width="0.057cm" svg:height="0.121cm" svg:x="2.953cm" svg:y="0.8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2"><draw:custom-shape draw:style-name="gr501" draw:text-style-name="P57" svg:width="0.389cm" svg:height="0.362cm" svg:x="2.688cm" svg:y="0.31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2" draw:text-style-name="P57" svg:width="0.442cm" svg:height="0.098cm" svg:x="2.662cm" svg:y="0.63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style-name="gr503" draw:text-style-name="P57" svg:width="0.507cm" svg:height="0.389cm" draw:transform="skewX (0.00453785605518526) rotate (-1.58475896081085) translate (3.07975cm 0.151694444444444cm)" draw:kind="cut" draw:start-angle="89.07" draw:end-angle="273.54"><text:p/></draw:ellipse><draw:path draw:style-name="gr503" draw:text-style-name="P57" svg:width="0.21cm" svg:height="0.039cm" draw:transform="skewX (0.141895268187139) rotate (2.88677458279862) translate (2.9240129852291cm 0.447165375596502cm)" svg:viewBox="0 0 211 40" svg:d="M0 39c38-2 77 6 113-6 29-9 61-14 88-26l10-7"><text:p/></draw:path></draw:g></draw:g>Leds </text:p>
            <text:p text:style-name="P3">Yellow,Green </text:p>
          </table:table-cell>
          <table:table-cell table:style-name="Tabelle4.A1" office:value-type="string">
            <text:p text:style-name="P3">Buzzer </text:p>
            <text:p text:style-name="P3">active , passive</text:p>
          </table:table-cell>
          <table:table-cell table:style-name="Tabelle4.E1" office:value-type="string">
            <text:p text:style-name="P6">Placeholder</text:p>
          </table:table-cell>
        </table:table-row>
      </table:table>
      <text:p text:style-name="P1"/>
      <table:table table:name="Tabelle5" table:style-name="Tabelle5">
        <table:table-column table:style-name="Tabelle5.A" table:number-columns-repeated="4"/>
        <table:table-column table:style-name="Tabelle5.E"/>
        <table:table-row table:style-name="Tabelle5.1">
          <table:table-cell table:style-name="Tabelle5.A1" office:value-type="string">
            <text:p text:style-name="P10"><draw:g text:anchor-type="paragraph" draw:z-index="17" draw:name="Form16" draw:style-name="gr1"><draw:custom-shape draw:style-name="gr246" draw:text-style-name="P15" svg:width="0.158cm" svg:height="0.352cm" svg:x="0.097cm" svg:y="0.072cm"><text:p/><draw:enhanced-geometry svg:viewBox="0 0 21600 21600" draw:mirror-horizontal="false" draw:mirror-vertical="false" draw:type="rectangle" draw:enhanced-path="M 0 0 L 21600 0 21600 21600 0 21600 0 0 Z N"/></draw:custom-shape><draw:custom-shape draw:style-name="gr247" draw:text-style-name="P15" svg:width="0.156cm" svg:height="0.352cm" svg:x="0.371cm" svg:y="0.072cm"><text:p/><draw:enhanced-geometry svg:viewBox="0 0 21600 21600" draw:mirror-horizontal="false" draw:mirror-vertical="false" draw:type="rectangle" draw:enhanced-path="M 0 0 L 21600 0 21600 21600 0 21600 0 0 Z N"/></draw:custom-shape><draw:custom-shape draw:style-name="gr248" draw:text-style-name="P15" svg:width="0.158cm" svg:height="0.352cm" svg:x="0.642cm" svg:y="0.072cm"><text:p/><draw:enhanced-geometry svg:viewBox="0 0 21600 21600" draw:mirror-horizontal="false" draw:mirror-vertical="false" draw:type="rectangle" draw:enhanced-path="M 0 0 L 21600 0 21600 21600 0 21600 0 0 Z N"/></draw:custom-shape><draw:custom-shape draw:style-name="gr249" draw:text-style-name="P15" svg:width="0.158cm" svg:height="0.352cm" svg:x="0.916cm" svg:y="0.072cm"><text:p/><draw:enhanced-geometry svg:viewBox="0 0 21600 21600" draw:mirror-horizontal="false" draw:mirror-vertical="false" draw:type="rectangle" draw:enhanced-path="M 0 0 L 21600 0 21600 21600 0 21600 0 0 Z N"/></draw:custom-shape><draw:custom-shape draw:style-name="gr250" draw:text-style-name="P16" svg:width="0.158cm" svg:height="0.35cm" svg:x="0.097cm" svg:y="0.931cm"><text:p/><draw:enhanced-geometry svg:viewBox="0 0 21600 21600" draw:mirror-horizontal="false" draw:mirror-vertical="false" draw:type="rectangle" draw:enhanced-path="M 0 0 L 21600 0 21600 21600 0 21600 0 0 Z N"/></draw:custom-shape><draw:custom-shape draw:style-name="gr251" draw:text-style-name="P16" svg:width="0.156cm" svg:height="0.35cm" svg:x="0.371cm" svg:y="0.931cm"><text:p/><draw:enhanced-geometry svg:viewBox="0 0 21600 21600" draw:mirror-horizontal="false" draw:mirror-vertical="false" draw:type="rectangle" draw:enhanced-path="M 0 0 L 21600 0 21600 21600 0 21600 0 0 Z N"/></draw:custom-shape><draw:custom-shape draw:style-name="gr252" draw:text-style-name="P16" svg:width="0.158cm" svg:height="0.35cm" svg:x="0.642cm" svg:y="0.931cm"><text:p/><draw:enhanced-geometry svg:viewBox="0 0 21600 21600" draw:mirror-horizontal="false" draw:mirror-vertical="false" draw:type="rectangle" draw:enhanced-path="M 0 0 L 21600 0 21600 21600 0 21600 0 0 Z N"/></draw:custom-shape><draw:custom-shape draw:style-name="gr253" draw:text-style-name="P16" svg:width="0.158cm" svg:height="0.35cm" svg:x="0.916cm" svg:y="0.931cm"><text:p/><draw:enhanced-geometry svg:viewBox="0 0 21600 21600" draw:mirror-horizontal="false" draw:mirror-vertical="false" draw:type="rectangle" draw:enhanced-path="M 0 0 L 21600 0 21600 21600 0 21600 0 0 Z N"/></draw:custom-shape><draw:custom-shape draw:style-name="gr254" draw:text-style-name="P17" svg:width="1.287cm" svg:height="0.743cm" svg:x="-0.019cm" svg:y="0.305cm"><text:p/><draw:enhanced-geometry svg:viewBox="0 0 21600 21600" draw:type="rectangle" draw:enhanced-path="M 0 0 L 21600 0 21600 21600 0 21600 0 0 Z N"/></draw:custom-shape><draw:custom-shape draw:style-name="gr255" draw:text-style-name="P18" svg:width="0.274cm" svg:height="0.391cm" draw:transform="rotate (-3.14159265358979) translate (1.26647222222222cm 0.890763888888889cm)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/draw:g><text:s text:c="8"/>Intergrate<text:span text:style-name="T2">d</text:span></text:p>
            <text:p text:style-name="P10"><text:s text:c="3"/>Circuits</text:p>
            <text:p text:style-name="P3"/>
          </table:table-cell>
          <table:table-cell table:style-name="Tabelle5.A1" office:value-type="string">
            <text:p text:style-name="P3">Gyroskop -521</text:p>
            <text:p text:style-name="P3">IR Receiver </text:p>
            <text:p text:style-name="P3">Sound Sensor Module</text:p>
          </table:table-cell>
          <table:table-cell table:style-name="Tabelle5.A1" office:value-type="string">
            <text:p text:style-name="P3"><draw:g text:anchor-type="paragraph" draw:z-index="2" draw:name="Form3" draw:style-name="gr387"><draw:custom-shape draw:style-name="gr509" draw:text-style-name="P17" svg:width="0.569cm" svg:height="0.068cm" svg:x="0.746cm" svg:y="0.7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0" draw:text-style-name="P17" svg:width="0.571cm" svg:height="0.066cm" svg:x="2.15cm" svg:y="0.7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1" draw:text-style-name="P59" svg:width="1.572cm" svg:height="0.602cm" svg:x="0.947cm" svg:y="0.46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2" draw:text-style-name="P55" svg:width="0.101cm" svg:height="0.602cm" draw:transform="skewX (0.00593411945678072) translate (1.14829166666667cm 0.463902777777778cm)"><text:p/><draw:enhanced-geometry svg:viewBox="0 0 21600 21600" draw:type="rectangle" draw:enhanced-path="M 0 0 L 21600 0 21600 21600 0 21600 0 0 Z N"/></draw:custom-shape><draw:custom-shape draw:style-name="gr512" draw:text-style-name="P55" svg:width="0.101cm" svg:height="0.602cm" draw:transform="skewX (0.00296705972839036) translate (1.41640277777778cm 0.463902777777778cm)"><text:p/><draw:enhanced-geometry svg:viewBox="0 0 21600 21600" draw:type="rectangle" draw:enhanced-path="M 0 0 L 21600 0 21600 21600 0 21600 0 0 Z N"/></draw:custom-shape><draw:custom-shape draw:style-name="gr513" draw:text-style-name="P16" svg:width="0.101cm" svg:height="0.602cm" draw:transform="skewX (0.00296705972839036) translate (1.68451388888889cm 0.463902777777778cm)"><text:p/><draw:enhanced-geometry svg:viewBox="0 0 21600 21600" draw:type="rectangle" draw:enhanced-path="M 0 0 L 21600 0 21600 21600 0 21600 0 0 Z N"/></draw:custom-shape><draw:custom-shape draw:style-name="gr514" draw:text-style-name="P25" svg:width="0.101cm" svg:height="0.602cm" draw:transform="skewX (0.00296705972839036) translate (1.98613888888889cm 0.463902777777778cm)"><text:p/><draw:enhanced-geometry svg:viewBox="0 0 21600 21600" draw:type="rectangle" draw:enhanced-path="M 0 0 L 21600 0 21600 21600 0 21600 0 0 Z N"/></draw:custom-shape><draw:custom-shape draw:style-name="gr514" draw:text-style-name="P25" svg:width="0.101cm" svg:height="0.602cm" draw:transform="skewX (0.00296705972839036) translate (2.31951388888889cm 0.463902777777778cm)"><text:p/><draw:enhanced-geometry svg:viewBox="0 0 21600 21600" draw:type="rectangle" draw:enhanced-path="M 0 0 L 21600 0 21600 21600 0 21600 0 0 Z N"/></draw:custom-shape><draw:custom-shape draw:style-name="gr509" draw:text-style-name="P17" svg:width="0.569cm" svg:height="0.068cm" draw:transform="rotate (-1.5707963267949) translate (0.813152777777778cm 0.7320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9" draw:text-style-name="P17" svg:width="0.569cm" svg:height="0.068cm" draw:transform="rotate (-1.5707963267949) translate (2.71991666666667cm 0.7320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Resistors </text:p>
          </table:table-cell>
          <table:table-cell table:style-name="Tabelle5.A1" office:value-type="string">
            <text:p text:style-name="P3">Breadboard Power</text:p>
            <text:p text:style-name="P3">Supply </text:p>
            <text:p text:style-name="P3">5,5V | 3,3V</text:p>
          </table:table-cell>
          <table:table-cell table:style-name="Tabelle5.E1" office:value-type="string">
            <text:p text:style-name="P6">Placeholder</text:p>
          </table:table-cell>
        </table:table-row>
      </table:table>
      <text:p text:style-name="P1"/>
      <table:table table:name="Tabelle6" table:style-name="Tabelle6">
        <table:table-column table:style-name="Tabelle6.A" table:number-columns-repeated="4"/>
        <table:table-column table:style-name="Tabelle6.E"/>
        <table:table-row table:style-name="Tabelle6.1">
          <table:table-cell table:style-name="Tabelle6.A1" office:value-type="string">
            <text:p text:style-name="P3">Stepper Motor </text:p>
            <text:p text:style-name="P3">Driver </text:p>
          </table:table-cell>
          <table:table-cell table:style-name="Tabelle6.A1" office:value-type="string">
            <text:p text:style-name="P3">Water Level Sensor</text:p>
            <text:p text:style-name="P3">Leds on Pcb</text:p>
          </table:table-cell>
          <table:table-cell table:style-name="Tabelle6.A1" office:value-type="string">
            <text:p text:style-name="P3">8x8 Matrix</text:p>
            <text:p text:style-name="P3">Display Module </text:p>
            <text:p text:style-name="P3">Rfid Card</text:p>
          </table:table-cell>
          <table:table-cell table:style-name="Tabelle6.A1" office:value-type="string">
            <text:p text:style-name="P3">Digital 7 Segment </text:p>
            <text:p text:style-name="P3">Display </text:p>
          </table:table-cell>
          <table:table-cell table:style-name="Tabelle6.E1" office:value-type="string">
            <text:p text:style-name="P6">Placeholder</text:p>
          </table:table-cell>
        </table:table-row>
      </table:table>
      <text:p text:style-name="P1"><draw:g text:anchor-type="paragraph" draw:z-index="15" draw:name="Form14" draw:style-name="gr1"><draw:custom-shape draw:style-name="gr323" draw:text-style-name="P24" svg:width="0.914cm" svg:height="1.391cm" svg:x="9.834cm" svg:y="0.524cm"><text:p/><draw:enhanced-geometry svg:viewBox="0 0 21600 21600" draw:mirror-horizontal="false" draw:mirror-vertical="false" draw:type="rectangle" draw:enhanced-path="M 0 0 L 21600 0 21600 21600 0 21600 0 0 Z N"/></draw:custom-shape><draw:custom-shape draw:style-name="gr324" draw:text-style-name="P24" svg:width="0.62cm" svg:height="0.108cm" svg:x="9.982cm" svg:y="1.771cm"><text:p/><draw:enhanced-geometry svg:viewBox="0 0 21600 21600" draw:mirror-horizontal="false" draw:mirror-vertical="false" draw:type="rectangle" draw:enhanced-path="M 0 0 L 21600 0 21600 21600 0 21600 0 0 Z N"/></draw:custom-shape><draw:custom-shape draw:style-name="gr325" draw:text-style-name="P24" svg:width="0.419cm" svg:height="0.108cm" svg:x="10.102cm" svg:y="0.552cm"><text:p/><draw:enhanced-geometry svg:viewBox="0 0 21600 21600" draw:mirror-horizontal="false" draw:mirror-vertical="false" draw:type="rectangle" draw:enhanced-path="M 0 0 L 21600 0 21600 21600 0 21600 0 0 Z N"/></draw:custom-shape><draw:custom-shape draw:style-name="gr326" draw:text-style-name="P24" svg:width="0.11cm" svg:height="0.108cm" svg:x="10.102cm" svg:y="0.552cm"><text:p/><draw:enhanced-geometry svg:viewBox="0 0 21600 21600" draw:mirror-horizontal="false" draw:mirror-vertical="false" draw:type="rectangle" draw:enhanced-path="M 0 0 L 21600 0 21600 21600 0 21600 0 0 Z N"/></draw:custom-shape><draw:custom-shape draw:style-name="gr327" draw:text-style-name="P14" svg:width="0.916cm" svg:height="1.033cm" svg:x="9.834cm" svg:y="0.688cm"><text:p/><draw:enhanced-geometry svg:viewBox="0 0 21600 21600" draw:mirror-horizontal="false" draw:mirror-vertical="false" draw:type="rectangle" draw:enhanced-path="M 0 0 L 21600 0 21600 21600 0 21600 0 0 Z N"/></draw:custom-shape><draw:custom-shape draw:style-name="gr328" draw:text-style-name="P25" svg:width="0.399cm" svg:height="0.082cm" svg:x="10.102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29" draw:text-style-name="P26" svg:width="0.817cm" svg:height="0.914cm" svg:x="9.883cm" svg:y="0.748cm"><text:p/><draw:enhanced-geometry svg:viewBox="0 0 21600 21600" draw:mirror-horizontal="false" draw:mirror-vertical="false" draw:type="rectangle" draw:enhanced-path="M 0 0 L 21600 0 21600 21600 0 21600 0 0 Z N"/></draw:custom-shape><draw:custom-shape draw:style-name="gr330" draw:text-style-name="P24" svg:width="0.092cm" svg:height="0.108cm" svg:x="9.982cm" svg:y="1.771cm"><text:p/><draw:enhanced-geometry svg:viewBox="0 0 21600 21600" draw:mirror-horizontal="false" draw:mirror-vertical="false" draw:type="rectangle" draw:enhanced-path="M 0 0 L 21600 0 21600 21600 0 21600 0 0 Z N"/></draw:custom-shape><draw:custom-shape draw:style-name="gr331" draw:text-style-name="P15" svg:width="0.01cm" svg:height="0.082cm" svg:x="10.203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2" draw:text-style-name="P15" svg:width="0.011cm" svg:height="0.082cm" svg:x="10.231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3" draw:text-style-name="P15" svg:width="0.011cm" svg:height="0.082cm" svg:x="10.261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4" draw:text-style-name="P15" svg:width="0.01cm" svg:height="0.082cm" svg:x="10.42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5" draw:text-style-name="P15" svg:width="0.013cm" svg:height="0.082cm" svg:x="10.458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6" draw:text-style-name="P15" svg:width="0.011cm" svg:height="0.082cm" svg:x="10.113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7" draw:text-style-name="P15" svg:width="0.008cm" svg:height="0.082cm" svg:x="10.143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8" draw:text-style-name="P15" svg:width="0.011cm" svg:height="0.082cm" svg:x="10.171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39" draw:text-style-name="P15" svg:width="0.011cm" svg:height="0.082cm" svg:x="10.33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40" draw:text-style-name="P15" svg:width="0.011cm" svg:height="0.082cm" svg:x="10.37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41" draw:text-style-name="P15" svg:width="0.008cm" svg:height="0.082cm" svg:x="10.293cm" svg:y="1.66cm"><text:p/><draw:enhanced-geometry svg:viewBox="0 0 21600 21600" draw:mirror-horizontal="false" draw:mirror-vertical="false" draw:type="rectangle" draw:enhanced-path="M 0 0 L 21600 0 21600 21600 0 21600 0 0 Z N"/></draw:custom-shape><draw:custom-shape draw:style-name="gr342" draw:text-style-name="P21" svg:width="0.052cm" svg:height="0.05cm" svg:x="10.002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3" draw:text-style-name="P21" svg:width="0.05cm" svg:height="0.05cm" svg:x="10.123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4" draw:text-style-name="P27" svg:width="0.052cm" svg:height="0.05cm" svg:x="10.181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5" draw:text-style-name="P27" svg:width="0.052cm" svg:height="0.05cm" svg:x="10.241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6" draw:text-style-name="P27" svg:width="0.052cm" svg:height="0.05cm" svg:x="10.301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7" draw:text-style-name="P27" svg:width="0.052cm" svg:height="0.05cm" svg:x="10.361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8" draw:text-style-name="P27" svg:width="0.052cm" svg:height="0.052cm" svg:x="10.421cm" svg:y="1.7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9" draw:text-style-name="P27" svg:width="0.05cm" svg:height="0.05cm" svg:x="10.483cm" svg:y="1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0" draw:text-style-name="P28" svg:width="0.05cm" svg:height="0.05cm" svg:x="10.143cm" svg:y="0.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1" draw:text-style-name="P28" svg:width="0.052cm" svg:height="0.052cm" svg:x="10.301cm" svg:y="0.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2" draw:text-style-name="P28" svg:width="0.052cm" svg:height="0.05cm" svg:x="10.361cm" svg:y="0.5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3" draw:text-style-name="P28" svg:width="0.052cm" svg:height="0.05cm" svg:x="10.421cm" svg:y="0.58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4" draw:text-style-name="P28" svg:width="0.11cm" svg:height="0.112cm" svg:x="9.843cm" svg:y="0.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5" draw:text-style-name="P28" svg:width="0.112cm" svg:height="0.112cm" svg:x="10.612cm" svg:y="0.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6" draw:text-style-name="P28" svg:width="0.112cm" svg:height="0.112cm" svg:x="9.843cm" svg:y="1.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7" draw:text-style-name="P28" svg:width="0.11cm" svg:height="0.112cm" svg:x="10.622cm" svg:y="1.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able:table table:name="Tabelle8" table:style-name="Tabelle8">
        <table:table-column table:style-name="Tabelle8.A" table:number-columns-repeated="4"/>
        <table:table-column table:style-name="Tabelle8.E"/>
        <table:table-row table:style-name="Tabelle8.1">
          <table:table-cell table:style-name="Tabelle8.A1" office:value-type="string">
            <text:p text:style-name="P2"><draw:g text:anchor-type="paragraph" draw:z-index="0" draw:name="Form2" draw:style-name="gr387"><draw:custom-shape draw:style-name="gr523" draw:text-style-name="P36" svg:width="1.613cm" svg:height="0.87cm" svg:x="4.919cm" svg:y="0.439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75cm" svg:y="0.656cm"><text:p/><draw:enhanced-geometry svg:viewBox="0 0 21600 21600" draw:type="rectangle" draw:enhanced-path="M 0 0 L 21600 0 21600 21600 0 21600 0 0 Z N"/></draw:custom-shape><draw:custom-shape draw:style-name="gr524" draw:text-style-name="P16" svg:width="1.44cm" svg:height="0.638cm" svg:x="5.004cm" svg:y="0.548cm"><text:p/><draw:enhanced-geometry svg:viewBox="0 0 21600 21600" draw:type="rectangle" draw:enhanced-path="M 0 0 L 21600 0 21600 21600 0 21600 0 0 Z N"/></draw:custom-shape><draw:custom-shape draw:style-name="gr525" draw:text-style-name="P38" svg:width="1.26cm" svg:height="0.408cm" svg:x="5.095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095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095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095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095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095cm" svg:y="0.9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5.157cm" svg:y="0.656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4cm" svg:x="5.157cm" svg:y="0.737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5.157cm" svg:y="0.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5.157cm" svg:y="0.901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5.157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24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224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24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24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24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86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286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86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86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286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5.348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5.348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5.348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5.348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5.348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13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413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13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13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13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475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75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75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475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536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5.536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536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536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536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6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5.6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6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6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6cm" svg:y="0.982cm"><text:p/><draw:enhanced-geometry svg:viewBox="0 0 21600 21600" draw:type="rectangle" draw:enhanced-path="M 0 0 L 21600 0 21600 21600 0 21600 0 0 Z N"/></draw:custom-shape><draw:custom-shape draw:style-name="gr389" draw:text-style-name="P37" svg:width="0.061cm" svg:height="0.084cm" svg:x="5.663cm" svg:y="0.737cm"><text:p/><draw:enhanced-geometry svg:viewBox="0 0 21600 21600" draw:type="rectangle" draw:enhanced-path="M 0 0 L 21600 0 21600 21600 0 21600 0 0 Z N"/></draw:custom-shape><draw:custom-shape draw:style-name="gr389" draw:text-style-name="P37" svg:width="0.061cm" svg:height="0.082cm" svg:x="5.663cm" svg:y="0.82cm"><text:p/><draw:enhanced-geometry svg:viewBox="0 0 21600 21600" draw:type="rectangle" draw:enhanced-path="M 0 0 L 21600 0 21600 21600 0 21600 0 0 Z N"/></draw:custom-shape><draw:custom-shape draw:style-name="gr389" draw:text-style-name="P37" svg:width="0.061cm" svg:height="0.082cm" svg:x="5.663cm" svg:y="0.901cm"><text:p/><draw:enhanced-geometry svg:viewBox="0 0 21600 21600" draw:type="rectangle" draw:enhanced-path="M 0 0 L 21600 0 21600 21600 0 21600 0 0 Z N"/></draw:custom-shape><draw:custom-shape draw:style-name="gr389" draw:text-style-name="P37" svg:width="0.061cm" svg:height="0.082cm" svg:x="5.663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23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5.723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23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23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23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87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5.787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87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87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787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85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5.85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85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85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5.85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14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914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14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14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14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76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5.976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76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76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5.976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6.037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6.037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6.037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6.037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6.037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03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6.103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03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03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03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64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6.164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64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64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164cm" svg:y="0.9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6.226cm" svg:y="0.656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4cm" svg:x="6.226cm" svg:y="0.737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6.226cm" svg:y="0.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6.226cm" svg:y="0.901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6.226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293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6.293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293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293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6.293cm" svg:y="0.982cm"><text:p/><draw:enhanced-geometry svg:viewBox="0 0 21600 21600" draw:type="rectangle" draw:enhanced-path="M 0 0 L 21600 0 21600 21600 0 21600 0 0 Z N"/></draw:custom-shape><draw:custom-shape draw:style-name="gr392" draw:text-style-name="P14" svg:width="0.075cm" svg:height="0.082cm" svg:x="6.445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5cm" svg:height="0.082cm" svg:x="4.931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5cm" svg:height="0.084cm" svg:x="6.445cm" svg:y="1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5cm" svg:height="0.082cm" svg:x="4.931cm" svg:y="1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5.12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5.12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157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15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31cm" svg:height="0.07cm" svg:x="5.194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31cm" svg:height="0.029cm" svg:x="5.194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235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235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272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272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309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309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4cm" svg:height="0.07cm" svg:x="5.348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4cm" svg:height="0.029cm" svg:x="5.34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31cm" svg:height="0.07cm" svg:x="5.383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31cm" svg:height="0.029cm" svg:x="5.383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2cm" svg:height="0.07cm" svg:x="5.427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2cm" svg:height="0.029cm" svg:x="5.42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5.461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5.461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498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49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5.536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5.536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9cm" svg:height="0.07cm" svg:x="5.572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9cm" svg:height="0.029cm" svg:x="5.572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2cm" svg:height="0.07cm" svg:x="5.616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2cm" svg:height="0.029cm" svg:x="5.616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5.651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5.651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2cm" svg:height="0.07cm" svg:x="5.69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2cm" svg:height="0.027cm" svg:x="5.69cm" svg:y="0.4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2" draw:name="Form2_0" draw:style-name="gr387"><draw:custom-shape draw:style-name="gr388" draw:text-style-name="P36" svg:width="1.615cm" svg:height="0.872cm" svg:x="12.017cm" svg:y="0.439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573cm" svg:y="0.656cm"><text:p/><draw:enhanced-geometry svg:viewBox="0 0 21600 21600" draw:type="rectangle" draw:enhanced-path="M 0 0 L 21600 0 21600 21600 0 21600 0 0 Z N"/></draw:custom-shape><draw:custom-shape draw:style-name="gr390" draw:text-style-name="P16" svg:width="1.442cm" svg:height="0.641cm" svg:x="12.102cm" svg:y="0.547cm"><text:p/><draw:enhanced-geometry svg:viewBox="0 0 21600 21600" draw:type="rectangle" draw:enhanced-path="M 0 0 L 21600 0 21600 21600 0 21600 0 0 Z N"/></draw:custom-shape><draw:custom-shape draw:style-name="gr391" draw:text-style-name="P38" svg:width="1.262cm" svg:height="0.41cm" svg:x="12.193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193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193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193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193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193cm" svg:y="0.982cm"><text:p/><draw:enhanced-geometry svg:viewBox="0 0 21600 21600" draw:type="rectangle" draw:enhanced-path="M 0 0 L 21600 0 21600 21600 0 21600 0 0 Z N"/></draw:custom-shape><draw:custom-shape draw:style-name="gr389" draw:text-style-name="P37" svg:width="0.07cm" svg:height="0.082cm" svg:x="12.255cm" svg:y="0.656cm"><text:p/><draw:enhanced-geometry svg:viewBox="0 0 21600 21600" draw:type="rectangle" draw:enhanced-path="M 0 0 L 21600 0 21600 21600 0 21600 0 0 Z N"/></draw:custom-shape><draw:custom-shape draw:style-name="gr389" draw:text-style-name="P37" svg:width="0.07cm" svg:height="0.085cm" svg:x="12.255cm" svg:y="0.737cm"><text:p/><draw:enhanced-geometry svg:viewBox="0 0 21600 21600" draw:type="rectangle" draw:enhanced-path="M 0 0 L 21600 0 21600 21600 0 21600 0 0 Z N"/></draw:custom-shape><draw:custom-shape draw:style-name="gr389" draw:text-style-name="P37" svg:width="0.07cm" svg:height="0.084cm" svg:x="12.255cm" svg:y="0.82cm"><text:p/><draw:enhanced-geometry svg:viewBox="0 0 21600 21600" draw:type="rectangle" draw:enhanced-path="M 0 0 L 21600 0 21600 21600 0 21600 0 0 Z N"/></draw:custom-shape><draw:custom-shape draw:style-name="gr389" draw:text-style-name="P37" svg:width="0.07cm" svg:height="0.084cm" svg:x="12.255cm" svg:y="0.901cm"><text:p/><draw:enhanced-geometry svg:viewBox="0 0 21600 21600" draw:type="rectangle" draw:enhanced-path="M 0 0 L 21600 0 21600 21600 0 21600 0 0 Z N"/></draw:custom-shape><draw:custom-shape draw:style-name="gr389" draw:text-style-name="P37" svg:width="0.07cm" svg:height="0.084cm" svg:x="12.255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322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322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22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22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22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384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384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84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84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384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12.446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5cm" svg:x="12.446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446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446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446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511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511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11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11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11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573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73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73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573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12.634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5cm" svg:x="12.634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634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634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634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7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7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7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7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7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5cm" svg:x="12.761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2.761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2.761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2.761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12.821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5cm" svg:x="12.821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821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821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821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2.887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2.887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887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887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2.887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12.948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5cm" svg:x="12.948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948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948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2.948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13.014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5cm" svg:x="13.014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014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014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014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3.074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3.074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074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074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074cm" svg:y="0.9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2cm" svg:x="13.137cm" svg:y="0.656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5cm" svg:x="13.137cm" svg:y="0.737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3.137cm" svg:y="0.82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3.137cm" svg:y="0.901cm"><text:p/><draw:enhanced-geometry svg:viewBox="0 0 21600 21600" draw:type="rectangle" draw:enhanced-path="M 0 0 L 21600 0 21600 21600 0 21600 0 0 Z N"/></draw:custom-shape><draw:custom-shape draw:style-name="gr389" draw:text-style-name="P37" svg:width="0.066cm" svg:height="0.084cm" svg:x="13.137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3.201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3.201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201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201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201cm" svg:y="0.9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2cm" svg:x="13.264cm" svg:y="0.656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5cm" svg:x="13.264cm" svg:y="0.737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264cm" svg:y="0.82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264cm" svg:y="0.901cm"><text:p/><draw:enhanced-geometry svg:viewBox="0 0 21600 21600" draw:type="rectangle" draw:enhanced-path="M 0 0 L 21600 0 21600 21600 0 21600 0 0 Z N"/></draw:custom-shape><draw:custom-shape draw:style-name="gr389" draw:text-style-name="P37" svg:width="0.063cm" svg:height="0.084cm" svg:x="13.264cm" svg:y="0.9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2cm" svg:x="13.326cm" svg:y="0.656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5cm" svg:x="13.326cm" svg:y="0.737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4cm" svg:x="13.326cm" svg:y="0.82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4cm" svg:x="13.326cm" svg:y="0.901cm"><text:p/><draw:enhanced-geometry svg:viewBox="0 0 21600 21600" draw:type="rectangle" draw:enhanced-path="M 0 0 L 21600 0 21600 21600 0 21600 0 0 Z N"/></draw:custom-shape><draw:custom-shape draw:style-name="gr389" draw:text-style-name="P37" svg:width="0.068cm" svg:height="0.084cm" svg:x="13.326cm" svg:y="0.9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2cm" svg:x="13.393cm" svg:y="0.656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5cm" svg:x="13.393cm" svg:y="0.737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393cm" svg:y="0.82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393cm" svg:y="0.901cm"><text:p/><draw:enhanced-geometry svg:viewBox="0 0 21600 21600" draw:type="rectangle" draw:enhanced-path="M 0 0 L 21600 0 21600 21600 0 21600 0 0 Z N"/></draw:custom-shape><draw:custom-shape draw:style-name="gr389" draw:text-style-name="P37" svg:width="0.064cm" svg:height="0.084cm" svg:x="13.393cm" svg:y="0.982cm"><text:p/><draw:enhanced-geometry svg:viewBox="0 0 21600 21600" draw:type="rectangle" draw:enhanced-path="M 0 0 L 21600 0 21600 21600 0 21600 0 0 Z N"/></draw:custom-shape><draw:custom-shape draw:style-name="gr392" draw:text-style-name="P14" svg:width="0.077cm" svg:height="0.082cm" svg:x="13.545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7cm" svg:height="0.082cm" svg:x="12.029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7cm" svg:height="0.085cm" svg:x="13.545cm" svg:y="1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3" draw:text-style-name="P28" svg:width="0.077cm" svg:height="0.082cm" svg:x="12.029cm" svg:y="1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9cm" svg:height="0.07cm" svg:x="12.218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9cm" svg:height="0.029cm" svg:x="12.218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12.255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12.255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33cm" svg:height="0.07cm" svg:x="12.292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33cm" svg:height="0.029cm" svg:x="12.292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12.333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12.333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12.37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12.3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12.407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12.40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12.446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12.446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33cm" svg:height="0.07cm" svg:x="12.481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33cm" svg:height="0.029cm" svg:x="12.481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4cm" svg:height="0.07cm" svg:x="12.525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4cm" svg:height="0.029cm" svg:x="12.525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7cm" svg:height="0.07cm" svg:x="12.559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7cm" svg:height="0.029cm" svg:x="12.559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12.596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12.596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9cm" svg:height="0.07cm" svg:x="12.634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9cm" svg:height="0.029cm" svg:x="12.634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31cm" svg:height="0.07cm" svg:x="12.67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31cm" svg:height="0.029cm" svg:x="12.6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2cm" svg:height="0.07cm" svg:x="12.716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2cm" svg:height="0.029cm" svg:x="12.716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5cm" svg:height="0.07cm" svg:x="12.751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5cm" svg:height="0.029cm" svg:x="12.751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4" draw:text-style-name="P39" svg:width="0.022cm" svg:height="0.07cm" svg:x="12.79cm" svg:y="0.4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5" draw:text-style-name="P28" svg:width="0.022cm" svg:height="0.029cm" svg:x="12.79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6" draw:name="Form15" draw:style-name="gr1"><draw:custom-shape draw:style-name="gr256" draw:text-style-name="P19" svg:width="2.431cm" svg:height="0.941cm" svg:x="0.721cm" svg:y="0.363cm"><text:p/><draw:enhanced-geometry svg:viewBox="0 0 21600 21600" draw:type="rectangle" draw:enhanced-path="M 0 0 L 21600 0 21600 21600 0 21600 0 0 Z N"/></draw:custom-shape><draw:custom-shape draw:style-name="gr257" draw:text-style-name="P20" svg:width="0.309cm" svg:height="0.209cm" svg:x="0.543cm" svg:y="0.527cm"><text:p/><draw:enhanced-geometry svg:viewBox="0 0 21600 21600" draw:type="rectangle" draw:enhanced-path="M 0 0 L 21600 0 21600 21600 0 21600 0 0 Z N"/></draw:custom-shape><draw:custom-shape draw:style-name="gr258" draw:text-style-name="P16" svg:width="0.195cm" svg:height="0.165cm" svg:x="0.592cm" svg:y="1.049cm"><text:p/><draw:enhanced-geometry svg:viewBox="0 0 21600 21600" draw:type="rectangle" draw:enhanced-path="M 0 0 L 21600 0 21600 21600 0 21600 0 0 Z N"/></draw:custom-shape><draw:custom-shape draw:style-name="gr259" draw:text-style-name="P16" svg:width="0.115cm" svg:height="0.881cm" svg:x="3.005cm" svg:y="0.393cm"><text:p/><draw:enhanced-geometry svg:viewBox="0 0 21600 21600" draw:type="rectangle" draw:enhanced-path="M 0 0 L 21600 0 21600 21600 0 21600 0 0 Z N"/></draw:custom-shape><draw:path draw:style-name="gr260" draw:text-style-name="P17" svg:width="0.834cm" svg:height="0.096cm" draw:transform="rotate (-1.5707963267949) translate (3.1064082925508cm 0.423464941482635cm)" svg:viewBox="0 0 835 97" svg:d="M0 32v-32h36v32zM50 32v-32h36v32zM107 32v-32h36v32zM157 32v-32h36v32zM215 32v-32h35v32zM265 32v-32h36v32zM322 32v-32h36v32zM372 32v-32h36v32zM427 32v-32h36v32zM477 32v-32h36v32zM535 32v-32h35v32zM585 32v-32h35v32zM642 32v-32h36v32zM692 32v-32h36v32zM749 32v-32h36v32zM799 32v-32h36v32zM0 97v-32h36v32zM50 97v-32h36v32zM107 97v-32h36v32zM157 97v-32h36v32zM215 97v-32h35v32zM265 97v-32h36v32zM322 97v-32h36v32zM372 97v-32h36v32zM427 97v-32h36v32zM477 97v-32h36v32zM535 97v-32h35v32zM585 97v-32h35v32zM642 97v-32h36v32zM692 97v-32h36v32zM749 97v-32h36v32zM799 97v-32h36v32z"><text:p/></draw:path><draw:custom-shape draw:style-name="gr261" draw:text-style-name="P20" svg:width="0.163cm" svg:height="0.151cm" svg:x="2.536cm" svg:y="0.751cm"><text:p/><draw:enhanced-geometry svg:viewBox="0 0 21600 21600" draw:type="rectangle" draw:enhanced-path="M 0 0 L 21600 0 21600 21600 0 21600 0 0 Z N"/></draw:custom-shape><draw:custom-shape draw:style-name="gr262" draw:text-style-name="P21" svg:width="0.325cm" svg:height="0.299cm" svg:x="1.774cm" svg:y="0.661cm"><text:p/><draw:enhanced-geometry svg:viewBox="0 0 21600 21600" draw:type="rectangle" draw:enhanced-path="M 0 0 L 21600 0 21600 21600 0 21600 0 0 Z N"/></draw:custom-shape><draw:path draw:style-name="gr263" draw:text-style-name="P22" svg:width="0.307cm" svg:height="0.059cm" svg:x="1.791cm" svg:y="0.602cm" svg:viewBox="0 0 308 60" svg:d="M0 60v-60h10v60zM20 60v-60h10v60zM40 60v-60h10v60zM60 60v-60h10v60zM80 60v-60h10v60zM99 60v-60h10v60zM119 60v-60h10v60zM139 60v-60h10v60zM159 60v-60h10v60zM179 60v-60h10v60zM199 60v-60h10v60zM219 60v-60h10v60zM238 60v-60h10v60zM258 60v-60h10v60zM278 60v-60h10v60zM298 60v-60h10v60z"><text:p/></draw:path><draw:path draw:style-name="gr264" draw:text-style-name="P22" svg:width="0.307cm" svg:height="0.059cm" svg:x="1.791cm" svg:y="0.959cm" svg:viewBox="0 0 308 60" svg:d="M0 60v-60h10v60zM20 60v-60h10v60zM40 60v-60h10v60zM60 60v-60h10v60zM80 60v-60h10v60zM99 60v-60h10v60zM119 60v-60h10v60zM139 60v-60h10v60zM159 60v-60h10v60zM179 60v-60h10v60zM199 60v-60h10v60zM219 60v-60h10v60zM238 60v-60h10v60zM258 60v-60h10v60zM278 60v-60h10v60zM298 60v-60h10v60z"><text:p/></draw:path><draw:path draw:style-name="gr265" draw:text-style-name="P22" svg:width="0.283cm" svg:height="0.064cm" draw:transform="rotate (1.5707963267949) translate (2.10690440299234cm 0.951815842901151cm)" svg:viewBox="0 0 284 65" svg:d="M0 65v-65h9v65zM18 65v-65h10v65zM37 65v-65h9v65zM55 65v-65h9v65zM73 65v-65h10v65zM91 65v-65h10v65zM110 65v-65h9v65zM128 65v-65h9v65zM146 65v-65h10v65zM165 65v-65h9v65zM183 65v-65h9v65zM201 65v-65h10v65zM220 65v-65h9v65zM238 65v-65h9v65zM256 65v-65h10v65zM274 65v-65h10v65z"><text:p/></draw:path><draw:path draw:style-name="gr266" draw:text-style-name="P22" svg:width="0.283cm" svg:height="0.064cm" draw:transform="rotate (1.5707963267949) translate (1.70178771623875cm 0.951815842901151cm)" svg:viewBox="0 0 284 65" svg:d="M0 65v-65h9v65zM18 65v-65h10v65zM37 65v-65h9v65zM55 65v-65h9v65zM73 65v-65h10v65zM91 65v-65h10v65zM110 65v-65h9v65zM128 65v-65h9v65zM146 65v-65h10v65zM165 65v-65h9v65zM183 65v-65h9v65zM201 65v-65h10v65zM220 65v-65h9v65zM238 65v-65h9v65zM256 65v-65h10v65zM274 65v-65h10v65z"><text:p/></draw:path><draw:custom-shape draw:style-name="gr267" draw:text-style-name="P23" svg:width="0.098cm" svg:height="0.091cm" svg:x="2.568cm" svg:y="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268" draw:text-style-name="P18" svg:width="0.291cm" svg:height="0.089cm" svg:x="0.867cm" svg:y="0.765cm" svg:viewBox="0 0 292 90" svg:d="M243 0c9 0 17 2 24 6 8 4 14 10 18 17 4 6 7 14 7 22s-3 16-7 22c-4 7-10 13-18 17-7 4-15 6-24 6h-49-97-48c-9 0-17-2-25-6-7-4-13-10-18-17-4-7-6-14-6-22s2-16 6-23c5-6 11-12 18-16 8-4 16-6 25-6h48 97 14z"><text:p/></draw:path><draw:custom-shape draw:style-name="gr269" draw:text-style-name="P16" svg:width="0.63cm" svg:height="0.061cm" svg:x="2.344cm" svg:y="1.229cm"><text:p/><draw:enhanced-geometry svg:viewBox="0 0 21600 21600" draw:type="rectangle" draw:enhanced-path="M 0 0 L 21600 0 21600 21600 0 21600 0 0 Z N"/></draw:custom-shape><draw:custom-shape draw:style-name="gr270" draw:text-style-name="P16" svg:width="0.63cm" svg:height="0.061cm" svg:x="1.679cm" svg:y="1.229cm"><text:p/><draw:enhanced-geometry svg:viewBox="0 0 21600 21600" draw:mirror-horizontal="false" draw:mirror-vertical="false" draw:type="rectangle" draw:enhanced-path="M 0 0 L 21600 0 21600 21600 0 21600 0 0 Z N"/></draw:custom-shape><draw:custom-shape draw:style-name="gr271" draw:text-style-name="P16" svg:width="0.63cm" svg:height="0.061cm" svg:x="1.012cm" svg:y="1.229cm"><text:p/><draw:enhanced-geometry svg:viewBox="0 0 21600 21600" draw:type="rectangle" draw:enhanced-path="M 0 0 L 21600 0 21600 21600 0 21600 0 0 Z N"/></draw:custom-shape><draw:custom-shape draw:style-name="gr272" draw:text-style-name="P16" svg:width="0.63cm" svg:height="0.061cm" svg:x="2.344cm" svg:y="0.393cm"><text:p/><draw:enhanced-geometry svg:viewBox="0 0 21600 21600" draw:type="rectangle" draw:enhanced-path="M 0 0 L 21600 0 21600 21600 0 21600 0 0 Z N"/></draw:custom-shape><draw:custom-shape draw:style-name="gr273" draw:text-style-name="P16" svg:width="0.63cm" svg:height="0.061cm" svg:x="1.679cm" svg:y="0.393cm"><text:p/><draw:enhanced-geometry svg:viewBox="0 0 21600 21600" draw:type="rectangle" draw:enhanced-path="M 0 0 L 21600 0 21600 21600 0 21600 0 0 Z N"/></draw:custom-shape><draw:custom-shape draw:style-name="gr274" draw:text-style-name="P16" svg:width="0.63cm" svg:height="0.061cm" svg:x="1.012cm" svg:y="0.393cm"><text:p/><draw:enhanced-geometry svg:viewBox="0 0 21600 21600" draw:type="rectangle" draw:enhanced-path="M 0 0 L 21600 0 21600 21600 0 21600 0 0 Z N"/></draw:custom-shape><draw:custom-shape draw:style-name="gr275" draw:text-style-name="P17" svg:width="0.05cm" svg:height="0.031cm" svg:x="1.077cm" svg:y="1.243cm"><text:p/><draw:enhanced-geometry svg:viewBox="0 0 21600 21600" draw:type="rectangle" draw:enhanced-path="M 0 0 L 21600 0 21600 21600 0 21600 0 0 Z N"/></draw:custom-shape><draw:custom-shape draw:style-name="gr276" draw:text-style-name="P17" svg:width="0.048cm" svg:height="0.031cm" svg:x="1.143cm" svg:y="1.243cm"><text:p/><draw:enhanced-geometry svg:viewBox="0 0 21600 21600" draw:type="rectangle" draw:enhanced-path="M 0 0 L 21600 0 21600 21600 0 21600 0 0 Z N"/></draw:custom-shape><draw:custom-shape draw:style-name="gr277" draw:text-style-name="P17" svg:width="0.048cm" svg:height="0.031cm" svg:x="1.208cm" svg:y="1.243cm"><text:p/><draw:enhanced-geometry svg:viewBox="0 0 21600 21600" draw:type="rectangle" draw:enhanced-path="M 0 0 L 21600 0 21600 21600 0 21600 0 0 Z N"/></draw:custom-shape><draw:custom-shape draw:style-name="gr278" draw:text-style-name="P17" svg:width="0.05cm" svg:height="0.031cm" svg:x="1.271cm" svg:y="1.243cm"><text:p/><draw:enhanced-geometry svg:viewBox="0 0 21600 21600" draw:type="rectangle" draw:enhanced-path="M 0 0 L 21600 0 21600 21600 0 21600 0 0 Z N"/></draw:custom-shape><draw:custom-shape draw:style-name="gr279" draw:text-style-name="P17" svg:width="0.05cm" svg:height="0.031cm" svg:x="1.353cm" svg:y="1.243cm"><text:p/><draw:enhanced-geometry svg:viewBox="0 0 21600 21600" draw:type="rectangle" draw:enhanced-path="M 0 0 L 21600 0 21600 21600 0 21600 0 0 Z N"/></draw:custom-shape><draw:custom-shape draw:style-name="gr280" draw:text-style-name="P17" svg:width="0.05cm" svg:height="0.031cm" svg:x="1.418cm" svg:y="1.243cm"><text:p/><draw:enhanced-geometry svg:viewBox="0 0 21600 21600" draw:type="rectangle" draw:enhanced-path="M 0 0 L 21600 0 21600 21600 0 21600 0 0 Z N"/></draw:custom-shape><draw:custom-shape draw:style-name="gr281" draw:text-style-name="P17" svg:width="0.048cm" svg:height="0.031cm" svg:x="1.483cm" svg:y="1.243cm"><text:p/><draw:enhanced-geometry svg:viewBox="0 0 21600 21600" draw:type="rectangle" draw:enhanced-path="M 0 0 L 21600 0 21600 21600 0 21600 0 0 Z N"/></draw:custom-shape><draw:custom-shape draw:style-name="gr282" draw:text-style-name="P17" svg:width="0.048cm" svg:height="0.031cm" svg:x="1.548cm" svg:y="1.243cm"><text:p/><draw:enhanced-geometry svg:viewBox="0 0 21600 21600" draw:type="rectangle" draw:enhanced-path="M 0 0 L 21600 0 21600 21600 0 21600 0 0 Z N"/></draw:custom-shape><draw:custom-shape draw:style-name="gr283" draw:text-style-name="P17" svg:width="0.048cm" svg:height="0.031cm" svg:x="1.727cm" svg:y="1.243cm"><text:p/><draw:enhanced-geometry svg:viewBox="0 0 21600 21600" draw:type="rectangle" draw:enhanced-path="M 0 0 L 21600 0 21600 21600 0 21600 0 0 Z N"/></draw:custom-shape><draw:custom-shape draw:style-name="gr284" draw:text-style-name="P17" svg:width="0.05cm" svg:height="0.031cm" svg:x="1.79cm" svg:y="1.243cm"><text:p/><draw:enhanced-geometry svg:viewBox="0 0 21600 21600" draw:type="rectangle" draw:enhanced-path="M 0 0 L 21600 0 21600 21600 0 21600 0 0 Z N"/></draw:custom-shape><draw:custom-shape draw:style-name="gr285" draw:text-style-name="P17" svg:width="0.05cm" svg:height="0.031cm" svg:x="1.855cm" svg:y="1.243cm"><text:p/><draw:enhanced-geometry svg:viewBox="0 0 21600 21600" draw:type="rectangle" draw:enhanced-path="M 0 0 L 21600 0 21600 21600 0 21600 0 0 Z N"/></draw:custom-shape><draw:custom-shape draw:style-name="gr286" draw:text-style-name="P17" svg:width="0.048cm" svg:height="0.031cm" svg:x="1.921cm" svg:y="1.243cm"><text:p/><draw:enhanced-geometry svg:viewBox="0 0 21600 21600" draw:type="rectangle" draw:enhanced-path="M 0 0 L 21600 0 21600 21600 0 21600 0 0 Z N"/></draw:custom-shape><draw:custom-shape draw:style-name="gr287" draw:text-style-name="P17" svg:width="0.048cm" svg:height="0.031cm" svg:x="2.002cm" svg:y="1.243cm"><text:p/><draw:enhanced-geometry svg:viewBox="0 0 21600 21600" draw:type="rectangle" draw:enhanced-path="M 0 0 L 21600 0 21600 21600 0 21600 0 0 Z N"/></draw:custom-shape><draw:custom-shape draw:style-name="gr288" draw:text-style-name="P17" svg:width="0.048cm" svg:height="0.031cm" svg:x="2.067cm" svg:y="1.243cm"><text:p/><draw:enhanced-geometry svg:viewBox="0 0 21600 21600" draw:type="rectangle" draw:enhanced-path="M 0 0 L 21600 0 21600 21600 0 21600 0 0 Z N"/></draw:custom-shape><draw:custom-shape draw:style-name="gr289" draw:text-style-name="P17" svg:width="0.05cm" svg:height="0.031cm" svg:x="2.131cm" svg:y="1.243cm"><text:p/><draw:enhanced-geometry svg:viewBox="0 0 21600 21600" draw:type="rectangle" draw:enhanced-path="M 0 0 L 21600 0 21600 21600 0 21600 0 0 Z N"/></draw:custom-shape><draw:custom-shape draw:style-name="gr290" draw:text-style-name="P17" svg:width="0.05cm" svg:height="0.031cm" svg:x="2.196cm" svg:y="1.243cm"><text:p/><draw:enhanced-geometry svg:viewBox="0 0 21600 21600" draw:type="rectangle" draw:enhanced-path="M 0 0 L 21600 0 21600 21600 0 21600 0 0 Z N"/></draw:custom-shape><draw:custom-shape draw:style-name="gr291" draw:text-style-name="P17" svg:width="0.05cm" svg:height="0.031cm" svg:x="2.406cm" svg:y="1.243cm"><text:p/><draw:enhanced-geometry svg:viewBox="0 0 21600 21600" draw:type="rectangle" draw:enhanced-path="M 0 0 L 21600 0 21600 21600 0 21600 0 0 Z N"/></draw:custom-shape><draw:custom-shape draw:style-name="gr292" draw:text-style-name="P17" svg:width="0.05cm" svg:height="0.031cm" svg:x="2.471cm" svg:y="1.243cm"><text:p/><draw:enhanced-geometry svg:viewBox="0 0 21600 21600" draw:type="rectangle" draw:enhanced-path="M 0 0 L 21600 0 21600 21600 0 21600 0 0 Z N"/></draw:custom-shape><draw:custom-shape draw:style-name="gr293" draw:text-style-name="P17" svg:width="0.048cm" svg:height="0.031cm" svg:x="2.536cm" svg:y="1.243cm"><text:p/><draw:enhanced-geometry svg:viewBox="0 0 21600 21600" draw:type="rectangle" draw:enhanced-path="M 0 0 L 21600 0 21600 21600 0 21600 0 0 Z N"/></draw:custom-shape><draw:custom-shape draw:style-name="gr294" draw:text-style-name="P17" svg:width="0.048cm" svg:height="0.031cm" svg:x="2.601cm" svg:y="1.243cm"><text:p/><draw:enhanced-geometry svg:viewBox="0 0 21600 21600" draw:type="rectangle" draw:enhanced-path="M 0 0 L 21600 0 21600 21600 0 21600 0 0 Z N"/></draw:custom-shape><draw:custom-shape draw:style-name="gr295" draw:text-style-name="P17" svg:width="0.048cm" svg:height="0.031cm" svg:x="2.683cm" svg:y="1.243cm"><text:p/><draw:enhanced-geometry svg:viewBox="0 0 21600 21600" draw:type="rectangle" draw:enhanced-path="M 0 0 L 21600 0 21600 21600 0 21600 0 0 Z N"/></draw:custom-shape><draw:custom-shape draw:style-name="gr296" draw:text-style-name="P17" svg:width="0.05cm" svg:height="0.031cm" svg:x="2.746cm" svg:y="1.243cm"><text:p/><draw:enhanced-geometry svg:viewBox="0 0 21600 21600" draw:type="rectangle" draw:enhanced-path="M 0 0 L 21600 0 21600 21600 0 21600 0 0 Z N"/></draw:custom-shape><draw:custom-shape draw:style-name="gr297" draw:text-style-name="P17" svg:width="0.05cm" svg:height="0.031cm" svg:x="2.811cm" svg:y="1.243cm"><text:p/><draw:enhanced-geometry svg:viewBox="0 0 21600 21600" draw:type="rectangle" draw:enhanced-path="M 0 0 L 21600 0 21600 21600 0 21600 0 0 Z N"/></draw:custom-shape><draw:custom-shape draw:style-name="gr298" draw:text-style-name="P17" svg:width="0.048cm" svg:height="0.031cm" svg:x="2.877cm" svg:y="1.243cm"><text:p/><draw:enhanced-geometry svg:viewBox="0 0 21600 21600" draw:type="rectangle" draw:enhanced-path="M 0 0 L 21600 0 21600 21600 0 21600 0 0 Z N"/></draw:custom-shape><draw:custom-shape draw:style-name="gr299" draw:text-style-name="P17" svg:width="0.05cm" svg:height="0.031cm" svg:x="1.077cm" svg:y="0.407cm"><text:p/><draw:enhanced-geometry svg:viewBox="0 0 21600 21600" draw:type="rectangle" draw:enhanced-path="M 0 0 L 21600 0 21600 21600 0 21600 0 0 Z N"/></draw:custom-shape><draw:custom-shape draw:style-name="gr300" draw:text-style-name="P17" svg:width="0.048cm" svg:height="0.031cm" svg:x="1.143cm" svg:y="0.407cm"><text:p/><draw:enhanced-geometry svg:viewBox="0 0 21600 21600" draw:type="rectangle" draw:enhanced-path="M 0 0 L 21600 0 21600 21600 0 21600 0 0 Z N"/></draw:custom-shape><draw:custom-shape draw:style-name="gr301" draw:text-style-name="P17" svg:width="0.048cm" svg:height="0.031cm" svg:x="1.208cm" svg:y="0.407cm"><text:p/><draw:enhanced-geometry svg:viewBox="0 0 21600 21600" draw:type="rectangle" draw:enhanced-path="M 0 0 L 21600 0 21600 21600 0 21600 0 0 Z N"/></draw:custom-shape><draw:custom-shape draw:style-name="gr302" draw:text-style-name="P17" svg:width="0.05cm" svg:height="0.031cm" svg:x="1.271cm" svg:y="0.407cm"><text:p/><draw:enhanced-geometry svg:viewBox="0 0 21600 21600" draw:type="rectangle" draw:enhanced-path="M 0 0 L 21600 0 21600 21600 0 21600 0 0 Z N"/></draw:custom-shape><draw:custom-shape draw:style-name="gr303" draw:text-style-name="P17" svg:width="0.05cm" svg:height="0.031cm" svg:x="1.353cm" svg:y="0.407cm"><text:p/><draw:enhanced-geometry svg:viewBox="0 0 21600 21600" draw:type="rectangle" draw:enhanced-path="M 0 0 L 21600 0 21600 21600 0 21600 0 0 Z N"/></draw:custom-shape><draw:custom-shape draw:style-name="gr304" draw:text-style-name="P17" svg:width="0.05cm" svg:height="0.031cm" svg:x="1.418cm" svg:y="0.407cm"><text:p/><draw:enhanced-geometry svg:viewBox="0 0 21600 21600" draw:type="rectangle" draw:enhanced-path="M 0 0 L 21600 0 21600 21600 0 21600 0 0 Z N"/></draw:custom-shape><draw:custom-shape draw:style-name="gr305" draw:text-style-name="P17" svg:width="0.048cm" svg:height="0.031cm" svg:x="1.483cm" svg:y="0.407cm"><text:p/><draw:enhanced-geometry svg:viewBox="0 0 21600 21600" draw:type="rectangle" draw:enhanced-path="M 0 0 L 21600 0 21600 21600 0 21600 0 0 Z N"/></draw:custom-shape><draw:custom-shape draw:style-name="gr306" draw:text-style-name="P17" svg:width="0.048cm" svg:height="0.031cm" svg:x="1.548cm" svg:y="0.407cm"><text:p/><draw:enhanced-geometry svg:viewBox="0 0 21600 21600" draw:type="rectangle" draw:enhanced-path="M 0 0 L 21600 0 21600 21600 0 21600 0 0 Z N"/></draw:custom-shape><draw:custom-shape draw:style-name="gr307" draw:text-style-name="P17" svg:width="0.048cm" svg:height="0.031cm" svg:x="1.742cm" svg:y="0.407cm"><text:p/><draw:enhanced-geometry svg:viewBox="0 0 21600 21600" draw:type="rectangle" draw:enhanced-path="M 0 0 L 21600 0 21600 21600 0 21600 0 0 Z N"/></draw:custom-shape><draw:custom-shape draw:style-name="gr308" draw:text-style-name="P17" svg:width="0.048cm" svg:height="0.031cm" svg:x="1.808cm" svg:y="0.407cm"><text:p/><draw:enhanced-geometry svg:viewBox="0 0 21600 21600" draw:type="rectangle" draw:enhanced-path="M 0 0 L 21600 0 21600 21600 0 21600 0 0 Z N"/></draw:custom-shape><draw:custom-shape draw:style-name="gr309" draw:text-style-name="P17" svg:width="0.05cm" svg:height="0.031cm" svg:x="1.871cm" svg:y="0.407cm"><text:p/><draw:enhanced-geometry svg:viewBox="0 0 21600 21600" draw:type="rectangle" draw:enhanced-path="M 0 0 L 21600 0 21600 21600 0 21600 0 0 Z N"/></draw:custom-shape><draw:custom-shape draw:style-name="gr310" draw:text-style-name="P17" svg:width="0.05cm" svg:height="0.031cm" svg:x="1.936cm" svg:y="0.407cm"><text:p/><draw:enhanced-geometry svg:viewBox="0 0 21600 21600" draw:type="rectangle" draw:enhanced-path="M 0 0 L 21600 0 21600 21600 0 21600 0 0 Z N"/></draw:custom-shape><draw:custom-shape draw:style-name="gr311" draw:text-style-name="P17" svg:width="0.05cm" svg:height="0.031cm" svg:x="2.018cm" svg:y="0.407cm"><text:p/><draw:enhanced-geometry svg:viewBox="0 0 21600 21600" draw:type="rectangle" draw:enhanced-path="M 0 0 L 21600 0 21600 21600 0 21600 0 0 Z N"/></draw:custom-shape><draw:custom-shape draw:style-name="gr312" draw:text-style-name="P17" svg:width="0.048cm" svg:height="0.031cm" svg:x="2.083cm" svg:y="0.407cm"><text:p/><draw:enhanced-geometry svg:viewBox="0 0 21600 21600" draw:type="rectangle" draw:enhanced-path="M 0 0 L 21600 0 21600 21600 0 21600 0 0 Z N"/></draw:custom-shape><draw:custom-shape draw:style-name="gr313" draw:text-style-name="P17" svg:width="0.05cm" svg:height="0.031cm" svg:x="2.146cm" svg:y="0.407cm"><text:p/><draw:enhanced-geometry svg:viewBox="0 0 21600 21600" draw:type="rectangle" draw:enhanced-path="M 0 0 L 21600 0 21600 21600 0 21600 0 0 Z N"/></draw:custom-shape><draw:custom-shape draw:style-name="gr314" draw:text-style-name="P17" svg:width="0.05cm" svg:height="0.031cm" svg:x="2.212cm" svg:y="0.407cm"><text:p/><draw:enhanced-geometry svg:viewBox="0 0 21600 21600" draw:type="rectangle" draw:enhanced-path="M 0 0 L 21600 0 21600 21600 0 21600 0 0 Z N"/></draw:custom-shape><draw:custom-shape draw:style-name="gr315" draw:text-style-name="P17" svg:width="0.048cm" svg:height="0.031cm" svg:x="2.358cm" svg:y="0.407cm"><text:p/><draw:enhanced-geometry svg:viewBox="0 0 21600 21600" draw:type="rectangle" draw:enhanced-path="M 0 0 L 21600 0 21600 21600 0 21600 0 0 Z N"/></draw:custom-shape><draw:custom-shape draw:style-name="gr316" draw:text-style-name="P17" svg:width="0.048cm" svg:height="0.031cm" svg:x="2.423cm" svg:y="0.407cm"><text:p/><draw:enhanced-geometry svg:viewBox="0 0 21600 21600" draw:type="rectangle" draw:enhanced-path="M 0 0 L 21600 0 21600 21600 0 21600 0 0 Z N"/></draw:custom-shape><draw:custom-shape draw:style-name="gr317" draw:text-style-name="P17" svg:width="0.05cm" svg:height="0.031cm" svg:x="2.487cm" svg:y="0.407cm"><text:p/><draw:enhanced-geometry svg:viewBox="0 0 21600 21600" draw:type="rectangle" draw:enhanced-path="M 0 0 L 21600 0 21600 21600 0 21600 0 0 Z N"/></draw:custom-shape><draw:custom-shape draw:style-name="gr318" draw:text-style-name="P17" svg:width="0.05cm" svg:height="0.031cm" svg:x="2.552cm" svg:y="0.407cm"><text:p/><draw:enhanced-geometry svg:viewBox="0 0 21600 21600" draw:type="rectangle" draw:enhanced-path="M 0 0 L 21600 0 21600 21600 0 21600 0 0 Z N"/></draw:custom-shape><draw:custom-shape draw:style-name="gr319" draw:text-style-name="P17" svg:width="0.05cm" svg:height="0.031cm" svg:x="2.633cm" svg:y="0.407cm"><text:p/><draw:enhanced-geometry svg:viewBox="0 0 21600 21600" draw:type="rectangle" draw:enhanced-path="M 0 0 L 21600 0 21600 21600 0 21600 0 0 Z N"/></draw:custom-shape><draw:custom-shape draw:style-name="gr320" draw:text-style-name="P17" svg:width="0.048cm" svg:height="0.031cm" svg:x="2.698cm" svg:y="0.407cm"><text:p/><draw:enhanced-geometry svg:viewBox="0 0 21600 21600" draw:type="rectangle" draw:enhanced-path="M 0 0 L 21600 0 21600 21600 0 21600 0 0 Z N"/></draw:custom-shape><draw:custom-shape draw:style-name="gr321" draw:text-style-name="P17" svg:width="0.05cm" svg:height="0.031cm" svg:x="2.762cm" svg:y="0.407cm"><text:p/><draw:enhanced-geometry svg:viewBox="0 0 21600 21600" draw:type="rectangle" draw:enhanced-path="M 0 0 L 21600 0 21600 21600 0 21600 0 0 Z N"/></draw:custom-shape><draw:custom-shape draw:style-name="gr322" draw:text-style-name="P17" svg:width="0.05cm" svg:height="0.031cm" svg:x="2.827cm" svg:y="0.407cm"><text:p/><draw:enhanced-geometry svg:viewBox="0 0 21600 21600" draw:type="rectangle" draw:enhanced-path="M 0 0 L 21600 0 21600 21600 0 21600 0 0 Z N"/></draw:custom-shape></draw:g>Elegoo Mega 2560 R3</text:p>
          </table:table-cell>
          <table:table-cell table:style-name="Tabelle8.A1" office:value-type="string">
            <text:p text:style-name="P3">LCD <text:s/>16.4</text:p>
          </table:table-cell>
          <table:table-cell table:style-name="Tabelle8.A1" office:value-type="string">
            <text:p text:style-name="P9"><text:s/>TFT </text:p>
            <text:p text:style-name="P9">Display</text:p>
          </table:table-cell>
          <table:table-cell table:style-name="Tabelle8.A1" office:value-type="string">
            <text:p text:style-name="P3">LCD 16.4</text:p>
          </table:table-cell>
          <table:table-cell table:style-name="Tabelle8.E1" office:value-type="string">
            <text:p text:style-name="P6">Placeholder</text:p>
          </table:table-cell>
        </table:table-row>
      </table:table>
      <text:p text:style-name="P1"/>
      <table:table table:name="Tabelle9" table:style-name="Tabelle9">
        <table:table-column table:style-name="Tabelle9.A" table:number-columns-repeated="4"/>
        <table:table-column table:style-name="Tabelle9.E"/>
        <table:table-row table:style-name="Tabelle9.1">
          <table:table-cell table:style-name="Tabelle9.A1" office:value-type="string">
            <text:p text:style-name="P5">Sensors</text:p>
            <text:p text:style-name="P5">NPN Transistor </text:p>
            <text:p text:style-name="P5">Z-Diode s</text:p>
          </table:table-cell>
          <table:table-cell table:style-name="Tabelle9.A1" office:value-type="string">
            <text:p text:style-name="P11">Breadboard</text:p>
            <text:p text:style-name="P11"><draw:g text:anchor-type="paragraph" draw:z-index="18" draw:name="Form17" draw:style-name="gr1"><draw:g draw:name="Form17" draw:style-name="gr2"><draw:custom-shape draw:style-name="gr3" draw:text-style-name="P12" svg:width="0.927cm" svg:height="0.615cm" svg:x="2.512cm" svg:y="0.346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" svg:width="0.022cm" svg:height="0.041cm" svg:x="2.556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2" svg:width="0.024cm" svg:height="0.041cm" svg:x="2.583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2" svg:width="0.022cm" svg:height="0.041cm" svg:x="2.613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2" svg:width="0.022cm" svg:height="0.041cm" svg:x="2.639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12" svg:width="0.02cm" svg:height="0.041cm" svg:x="2.669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12" svg:width="0.024cm" svg:height="0.041cm" svg:x="2.697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2" svg:width="0.022cm" svg:height="0.041cm" svg:x="2.72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2" svg:width="0.022cm" svg:height="0.041cm" svg:x="2.75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2" svg:width="0.022cm" svg:height="0.041cm" svg:x="2.78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2" svg:width="0.022cm" svg:height="0.041cm" svg:x="2.81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12" svg:width="0.024cm" svg:height="0.041cm" svg:x="2.837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12" svg:width="0.025cm" svg:height="0.041cm" svg:x="2.86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12" svg:width="0.022cm" svg:height="0.041cm" svg:x="2.89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2" svg:width="0.025cm" svg:height="0.041cm" svg:x="2.919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12" svg:width="0.024cm" svg:height="0.041cm" svg:x="2.949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12" svg:width="0.024cm" svg:height="0.041cm" svg:x="2.979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12" svg:width="0.024cm" svg:height="0.041cm" svg:x="3.008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12" svg:width="0.024cm" svg:height="0.041cm" svg:x="3.034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12" svg:width="0.025cm" svg:height="0.041cm" svg:x="3.062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2" svg:width="0.024cm" svg:height="0.041cm" svg:x="3.092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12" svg:width="0.022cm" svg:height="0.041cm" svg:x="3.121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12" svg:width="0.022cm" svg:height="0.041cm" svg:x="3.151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12" svg:width="0.022cm" svg:height="0.041cm" svg:x="3.17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12" svg:width="0.022cm" svg:height="0.041cm" svg:x="3.20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12" svg:width="0.025cm" svg:height="0.041cm" svg:x="3.232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12" svg:width="0.018cm" svg:height="0.041cm" svg:x="3.263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12" svg:width="0.022cm" svg:height="0.041cm" svg:x="3.292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31" draw:text-style-name="P12" svg:width="0.022cm" svg:height="0.041cm" svg:x="3.318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32" draw:text-style-name="P12" svg:width="0.024cm" svg:height="0.041cm" svg:x="3.346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33" draw:text-style-name="P12" svg:width="0.022cm" svg:height="0.041cm" svg:x="3.375cm" svg:y="0.365cm"><text:p/><draw:enhanced-geometry svg:viewBox="0 0 21600 21600" draw:mirror-horizontal="false" draw:mirror-vertical="false" draw:type="rectangle" draw:enhanced-path="M 0 0 L 21600 0 21600 21600 0 21600 0 0 Z N"/></draw:custom-shape><draw:custom-shape draw:style-name="gr34" draw:text-style-name="P12" svg:width="0.022cm" svg:height="0.043cm" svg:x="2.556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12" svg:width="0.024cm" svg:height="0.043cm" svg:x="2.583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12" svg:width="0.022cm" svg:height="0.043cm" svg:x="2.613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12" svg:width="0.022cm" svg:height="0.043cm" svg:x="2.639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12" svg:width="0.02cm" svg:height="0.043cm" svg:x="2.669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12" svg:width="0.024cm" svg:height="0.043cm" svg:x="2.697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12" svg:width="0.022cm" svg:height="0.043cm" svg:x="2.72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12" svg:width="0.022cm" svg:height="0.043cm" svg:x="2.75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12" svg:width="0.022cm" svg:height="0.043cm" svg:x="2.78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3" draw:text-style-name="P12" svg:width="0.022cm" svg:height="0.043cm" svg:x="2.81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12" svg:width="0.024cm" svg:height="0.043cm" svg:x="2.837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12" svg:width="0.025cm" svg:height="0.043cm" svg:x="2.86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12" svg:width="0.022cm" svg:height="0.043cm" svg:x="2.89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7" draw:text-style-name="P12" svg:width="0.025cm" svg:height="0.043cm" svg:x="2.919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8" draw:text-style-name="P12" svg:width="0.024cm" svg:height="0.043cm" svg:x="2.949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2" svg:width="0.024cm" svg:height="0.043cm" svg:x="2.979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0" draw:text-style-name="P12" svg:width="0.024cm" svg:height="0.043cm" svg:x="3.008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1" draw:text-style-name="P12" svg:width="0.024cm" svg:height="0.043cm" svg:x="3.034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2" svg:width="0.025cm" svg:height="0.043cm" svg:x="3.062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3" draw:text-style-name="P12" svg:width="0.024cm" svg:height="0.043cm" svg:x="3.092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4" draw:text-style-name="P12" svg:width="0.022cm" svg:height="0.043cm" svg:x="3.121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5" draw:text-style-name="P12" svg:width="0.022cm" svg:height="0.043cm" svg:x="3.151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2" svg:width="0.022cm" svg:height="0.043cm" svg:x="3.17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2" svg:width="0.022cm" svg:height="0.043cm" svg:x="3.20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2" svg:width="0.025cm" svg:height="0.043cm" svg:x="3.232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2" svg:width="0.018cm" svg:height="0.043cm" svg:x="3.263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2" svg:width="0.022cm" svg:height="0.043cm" svg:x="3.292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2" svg:width="0.022cm" svg:height="0.043cm" svg:x="3.318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2" svg:width="0.024cm" svg:height="0.043cm" svg:x="3.346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2" svg:width="0.022cm" svg:height="0.043cm" svg:x="3.375cm" svg:y="0.9cm"><text:p/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2" svg:width="0.022cm" svg:height="0.045cm" svg:x="2.556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65" draw:text-style-name="P12" svg:width="0.024cm" svg:height="0.045cm" svg:x="2.583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66" draw:text-style-name="P12" svg:width="0.022cm" svg:height="0.045cm" svg:x="2.613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67" draw:text-style-name="P12" svg:width="0.022cm" svg:height="0.045cm" svg:x="2.639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68" draw:text-style-name="P12" svg:width="0.02cm" svg:height="0.045cm" svg:x="2.669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12" svg:width="0.024cm" svg:height="0.045cm" svg:x="2.697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12" svg:width="0.022cm" svg:height="0.045cm" svg:x="2.72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12" svg:width="0.022cm" svg:height="0.045cm" svg:x="2.75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12" svg:width="0.022cm" svg:height="0.045cm" svg:x="2.78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3" draw:text-style-name="P12" svg:width="0.022cm" svg:height="0.045cm" svg:x="2.81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12" svg:width="0.024cm" svg:height="0.045cm" svg:x="2.837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12" svg:width="0.025cm" svg:height="0.045cm" svg:x="2.86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2" svg:width="0.022cm" svg:height="0.045cm" svg:x="2.89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2" svg:width="0.025cm" svg:height="0.045cm" svg:x="2.919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12" svg:width="0.024cm" svg:height="0.045cm" svg:x="2.949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79" draw:text-style-name="P12" svg:width="0.024cm" svg:height="0.045cm" svg:x="2.979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12" svg:width="0.024cm" svg:height="0.045cm" svg:x="3.008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12" svg:width="0.024cm" svg:height="0.045cm" svg:x="3.034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12" svg:width="0.025cm" svg:height="0.045cm" svg:x="3.062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12" svg:width="0.024cm" svg:height="0.045cm" svg:x="3.092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4" draw:text-style-name="P12" svg:width="0.022cm" svg:height="0.045cm" svg:x="3.121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12" svg:width="0.022cm" svg:height="0.045cm" svg:x="3.151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12" svg:width="0.022cm" svg:height="0.045cm" svg:x="3.17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12" svg:width="0.022cm" svg:height="0.045cm" svg:x="3.20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8" draw:text-style-name="P12" svg:width="0.025cm" svg:height="0.045cm" svg:x="3.232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89" draw:text-style-name="P12" svg:width="0.018cm" svg:height="0.045cm" svg:x="3.263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12" svg:width="0.022cm" svg:height="0.045cm" svg:x="3.292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12" svg:width="0.022cm" svg:height="0.045cm" svg:x="3.318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92" draw:text-style-name="P12" svg:width="0.024cm" svg:height="0.045cm" svg:x="3.346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93" draw:text-style-name="P12" svg:width="0.022cm" svg:height="0.045cm" svg:x="3.375cm" svg:y="0.489cm"><text:p/><draw:enhanced-geometry svg:viewBox="0 0 21600 21600" draw:mirror-horizontal="false" draw:mirror-vertical="false" draw:type="rectangle" draw:enhanced-path="M 0 0 L 21600 0 21600 21600 0 21600 0 0 Z N"/></draw:custom-shape><draw:custom-shape draw:style-name="gr94" draw:text-style-name="P12" svg:width="0.022cm" svg:height="0.041cm" svg:x="2.556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95" draw:text-style-name="P12" svg:width="0.024cm" svg:height="0.041cm" svg:x="2.583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96" draw:text-style-name="P12" svg:width="0.022cm" svg:height="0.041cm" svg:x="2.613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97" draw:text-style-name="P12" svg:width="0.022cm" svg:height="0.041cm" svg:x="2.639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98" draw:text-style-name="P12" svg:width="0.02cm" svg:height="0.041cm" svg:x="2.669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99" draw:text-style-name="P12" svg:width="0.024cm" svg:height="0.041cm" svg:x="2.697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0" draw:text-style-name="P12" svg:width="0.022cm" svg:height="0.041cm" svg:x="2.72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1" draw:text-style-name="P12" svg:width="0.022cm" svg:height="0.041cm" svg:x="2.75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2" draw:text-style-name="P12" svg:width="0.022cm" svg:height="0.041cm" svg:x="2.78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3" draw:text-style-name="P12" svg:width="0.022cm" svg:height="0.041cm" svg:x="2.81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4" draw:text-style-name="P12" svg:width="0.024cm" svg:height="0.041cm" svg:x="2.837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5" draw:text-style-name="P12" svg:width="0.025cm" svg:height="0.041cm" svg:x="2.86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12" svg:width="0.022cm" svg:height="0.041cm" svg:x="2.89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12" svg:width="0.025cm" svg:height="0.041cm" svg:x="2.919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2" svg:width="0.024cm" svg:height="0.041cm" svg:x="2.949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09" draw:text-style-name="P12" svg:width="0.024cm" svg:height="0.041cm" svg:x="2.979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12" svg:width="0.024cm" svg:height="0.041cm" svg:x="3.008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12" svg:width="0.024cm" svg:height="0.041cm" svg:x="3.034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2" draw:text-style-name="P12" svg:width="0.025cm" svg:height="0.041cm" svg:x="3.062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2" svg:width="0.024cm" svg:height="0.041cm" svg:x="3.092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12" svg:width="0.022cm" svg:height="0.041cm" svg:x="3.121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12" svg:width="0.022cm" svg:height="0.041cm" svg:x="3.151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6" draw:text-style-name="P12" svg:width="0.022cm" svg:height="0.041cm" svg:x="3.17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12" svg:width="0.022cm" svg:height="0.041cm" svg:x="3.20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12" svg:width="0.025cm" svg:height="0.041cm" svg:x="3.232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19" draw:text-style-name="P12" svg:width="0.018cm" svg:height="0.041cm" svg:x="3.263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20" draw:text-style-name="P12" svg:width="0.022cm" svg:height="0.041cm" svg:x="3.292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21" draw:text-style-name="P12" svg:width="0.022cm" svg:height="0.041cm" svg:x="3.318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22" draw:text-style-name="P12" svg:width="0.024cm" svg:height="0.041cm" svg:x="3.346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23" draw:text-style-name="P12" svg:width="0.022cm" svg:height="0.041cm" svg:x="3.375cm" svg:y="0.54cm"><text:p/><draw:enhanced-geometry svg:viewBox="0 0 21600 21600" draw:mirror-horizontal="false" draw:mirror-vertical="false" draw:type="rectangle" draw:enhanced-path="M 0 0 L 21600 0 21600 21600 0 21600 0 0 Z N"/></draw:custom-shape><draw:custom-shape draw:style-name="gr124" draw:text-style-name="P12" svg:width="0.022cm" svg:height="0.04cm" svg:x="2.556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25" draw:text-style-name="P12" svg:width="0.024cm" svg:height="0.04cm" svg:x="2.583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26" draw:text-style-name="P12" svg:width="0.022cm" svg:height="0.04cm" svg:x="2.613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27" draw:text-style-name="P12" svg:width="0.022cm" svg:height="0.04cm" svg:x="2.639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28" draw:text-style-name="P12" svg:width="0.02cm" svg:height="0.04cm" svg:x="2.669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29" draw:text-style-name="P12" svg:width="0.024cm" svg:height="0.04cm" svg:x="2.697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0" draw:text-style-name="P12" svg:width="0.022cm" svg:height="0.04cm" svg:x="2.72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1" draw:text-style-name="P12" svg:width="0.022cm" svg:height="0.04cm" svg:x="2.75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2" draw:text-style-name="P12" svg:width="0.022cm" svg:height="0.04cm" svg:x="2.78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3" draw:text-style-name="P12" svg:width="0.022cm" svg:height="0.04cm" svg:x="2.81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4" draw:text-style-name="P12" svg:width="0.024cm" svg:height="0.04cm" svg:x="2.837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5" draw:text-style-name="P12" svg:width="0.025cm" svg:height="0.04cm" svg:x="2.86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6" draw:text-style-name="P12" svg:width="0.022cm" svg:height="0.04cm" svg:x="2.89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12" svg:width="0.025cm" svg:height="0.04cm" svg:x="2.919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8" draw:text-style-name="P12" svg:width="0.024cm" svg:height="0.04cm" svg:x="2.949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39" draw:text-style-name="P12" svg:width="0.024cm" svg:height="0.04cm" svg:x="2.979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0" draw:text-style-name="P12" svg:width="0.024cm" svg:height="0.04cm" svg:x="3.008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1" draw:text-style-name="P12" svg:width="0.024cm" svg:height="0.04cm" svg:x="3.034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2" draw:text-style-name="P12" svg:width="0.025cm" svg:height="0.04cm" svg:x="3.062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3" draw:text-style-name="P12" svg:width="0.024cm" svg:height="0.04cm" svg:x="3.092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4" draw:text-style-name="P12" svg:width="0.022cm" svg:height="0.04cm" svg:x="3.121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5" draw:text-style-name="P12" svg:width="0.022cm" svg:height="0.04cm" svg:x="3.151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6" draw:text-style-name="P12" svg:width="0.022cm" svg:height="0.04cm" svg:x="3.17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7" draw:text-style-name="P12" svg:width="0.022cm" svg:height="0.04cm" svg:x="3.20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8" draw:text-style-name="P12" svg:width="0.025cm" svg:height="0.04cm" svg:x="3.232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49" draw:text-style-name="P12" svg:width="0.018cm" svg:height="0.04cm" svg:x="3.263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50" draw:text-style-name="P12" svg:width="0.022cm" svg:height="0.04cm" svg:x="3.292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51" draw:text-style-name="P12" svg:width="0.022cm" svg:height="0.04cm" svg:x="3.318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52" draw:text-style-name="P12" svg:width="0.024cm" svg:height="0.04cm" svg:x="3.346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53" draw:text-style-name="P12" svg:width="0.022cm" svg:height="0.04cm" svg:x="3.375cm" svg:y="0.589cm"><text:p/><draw:enhanced-geometry svg:viewBox="0 0 21600 21600" draw:mirror-horizontal="false" draw:mirror-vertical="false" draw:type="rectangle" draw:enhanced-path="M 0 0 L 21600 0 21600 21600 0 21600 0 0 Z N"/></draw:custom-shape><draw:custom-shape draw:style-name="gr154" draw:text-style-name="P12" svg:width="0.022cm" svg:height="0.04cm" svg:x="2.556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55" draw:text-style-name="P12" svg:width="0.024cm" svg:height="0.04cm" svg:x="2.583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56" draw:text-style-name="P12" svg:width="0.022cm" svg:height="0.04cm" svg:x="2.613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57" draw:text-style-name="P12" svg:width="0.022cm" svg:height="0.04cm" svg:x="2.639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58" draw:text-style-name="P12" svg:width="0.02cm" svg:height="0.04cm" svg:x="2.669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59" draw:text-style-name="P12" svg:width="0.024cm" svg:height="0.04cm" svg:x="2.697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0" draw:text-style-name="P12" svg:width="0.022cm" svg:height="0.04cm" svg:x="2.72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1" draw:text-style-name="P12" svg:width="0.022cm" svg:height="0.04cm" svg:x="2.75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2" draw:text-style-name="P12" svg:width="0.022cm" svg:height="0.04cm" svg:x="2.78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3" draw:text-style-name="P12" svg:width="0.022cm" svg:height="0.04cm" svg:x="2.81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4" draw:text-style-name="P12" svg:width="0.024cm" svg:height="0.04cm" svg:x="2.837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5" draw:text-style-name="P12" svg:width="0.025cm" svg:height="0.04cm" svg:x="2.86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6" draw:text-style-name="P12" svg:width="0.022cm" svg:height="0.04cm" svg:x="2.89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7" draw:text-style-name="P12" svg:width="0.025cm" svg:height="0.04cm" svg:x="2.919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8" draw:text-style-name="P12" svg:width="0.024cm" svg:height="0.04cm" svg:x="2.949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69" draw:text-style-name="P12" svg:width="0.024cm" svg:height="0.04cm" svg:x="2.979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0" draw:text-style-name="P12" svg:width="0.024cm" svg:height="0.04cm" svg:x="3.008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1" draw:text-style-name="P12" svg:width="0.024cm" svg:height="0.04cm" svg:x="3.034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2" draw:text-style-name="P12" svg:width="0.025cm" svg:height="0.04cm" svg:x="3.062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3" draw:text-style-name="P12" svg:width="0.024cm" svg:height="0.04cm" svg:x="3.092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4" draw:text-style-name="P12" svg:width="0.022cm" svg:height="0.04cm" svg:x="3.121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5" draw:text-style-name="P12" svg:width="0.022cm" svg:height="0.04cm" svg:x="3.151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6" draw:text-style-name="P12" svg:width="0.022cm" svg:height="0.04cm" svg:x="3.17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7" draw:text-style-name="P12" svg:width="0.022cm" svg:height="0.04cm" svg:x="3.20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8" draw:text-style-name="P12" svg:width="0.025cm" svg:height="0.04cm" svg:x="3.232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79" draw:text-style-name="P12" svg:width="0.018cm" svg:height="0.04cm" svg:x="3.263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80" draw:text-style-name="P12" svg:width="0.022cm" svg:height="0.04cm" svg:x="3.292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81" draw:text-style-name="P12" svg:width="0.022cm" svg:height="0.04cm" svg:x="3.318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82" draw:text-style-name="P12" svg:width="0.024cm" svg:height="0.04cm" svg:x="3.346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83" draw:text-style-name="P12" svg:width="0.022cm" svg:height="0.04cm" svg:x="3.375cm" svg:y="0.678cm"><text:p/><draw:enhanced-geometry svg:viewBox="0 0 21600 21600" draw:mirror-horizontal="false" draw:mirror-vertical="false" draw:type="rectangle" draw:enhanced-path="M 0 0 L 21600 0 21600 21600 0 21600 0 0 Z N"/></draw:custom-shape><draw:custom-shape draw:style-name="gr184" draw:text-style-name="P12" svg:width="0.022cm" svg:height="0.041cm" svg:x="2.556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85" draw:text-style-name="P12" svg:width="0.024cm" svg:height="0.041cm" svg:x="2.583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86" draw:text-style-name="P12" svg:width="0.022cm" svg:height="0.041cm" svg:x="2.613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87" draw:text-style-name="P12" svg:width="0.022cm" svg:height="0.041cm" svg:x="2.639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88" draw:text-style-name="P12" svg:width="0.02cm" svg:height="0.041cm" svg:x="2.669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89" draw:text-style-name="P12" svg:width="0.024cm" svg:height="0.041cm" svg:x="2.697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0" draw:text-style-name="P12" svg:width="0.022cm" svg:height="0.041cm" svg:x="2.72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1" draw:text-style-name="P12" svg:width="0.022cm" svg:height="0.041cm" svg:x="2.75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2" draw:text-style-name="P12" svg:width="0.022cm" svg:height="0.041cm" svg:x="2.78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3" draw:text-style-name="P12" svg:width="0.022cm" svg:height="0.041cm" svg:x="2.81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4" draw:text-style-name="P12" svg:width="0.024cm" svg:height="0.041cm" svg:x="2.837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5" draw:text-style-name="P12" svg:width="0.025cm" svg:height="0.041cm" svg:x="2.86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6" draw:text-style-name="P12" svg:width="0.022cm" svg:height="0.041cm" svg:x="2.89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7" draw:text-style-name="P12" svg:width="0.025cm" svg:height="0.041cm" svg:x="2.919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8" draw:text-style-name="P12" svg:width="0.024cm" svg:height="0.041cm" svg:x="2.949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199" draw:text-style-name="P12" svg:width="0.024cm" svg:height="0.041cm" svg:x="2.979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0" draw:text-style-name="P12" svg:width="0.024cm" svg:height="0.041cm" svg:x="3.008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1" draw:text-style-name="P12" svg:width="0.024cm" svg:height="0.041cm" svg:x="3.034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2" draw:text-style-name="P12" svg:width="0.025cm" svg:height="0.041cm" svg:x="3.062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3" draw:text-style-name="P12" svg:width="0.024cm" svg:height="0.041cm" svg:x="3.092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4" draw:text-style-name="P12" svg:width="0.022cm" svg:height="0.041cm" svg:x="3.121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5" draw:text-style-name="P12" svg:width="0.022cm" svg:height="0.041cm" svg:x="3.151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6" draw:text-style-name="P12" svg:width="0.022cm" svg:height="0.041cm" svg:x="3.17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7" draw:text-style-name="P12" svg:width="0.022cm" svg:height="0.041cm" svg:x="3.20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8" draw:text-style-name="P12" svg:width="0.025cm" svg:height="0.041cm" svg:x="3.232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09" draw:text-style-name="P12" svg:width="0.018cm" svg:height="0.041cm" svg:x="3.263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10" draw:text-style-name="P12" svg:width="0.022cm" svg:height="0.041cm" svg:x="3.292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11" draw:text-style-name="P12" svg:width="0.022cm" svg:height="0.041cm" svg:x="3.318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12" draw:text-style-name="P12" svg:width="0.024cm" svg:height="0.041cm" svg:x="3.346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13" draw:text-style-name="P12" svg:width="0.022cm" svg:height="0.041cm" svg:x="3.375cm" svg:y="0.725cm"><text:p/><draw:enhanced-geometry svg:viewBox="0 0 21600 21600" draw:mirror-horizontal="false" draw:mirror-vertical="false" draw:type="rectangle" draw:enhanced-path="M 0 0 L 21600 0 21600 21600 0 21600 0 0 Z N"/></draw:custom-shape><draw:custom-shape draw:style-name="gr214" draw:text-style-name="P12" svg:width="0.022cm" svg:height="0.045cm" svg:x="2.556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15" draw:text-style-name="P12" svg:width="0.024cm" svg:height="0.045cm" svg:x="2.583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16" draw:text-style-name="P12" svg:width="0.022cm" svg:height="0.045cm" svg:x="2.613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17" draw:text-style-name="P12" svg:width="0.022cm" svg:height="0.045cm" svg:x="2.639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18" draw:text-style-name="P12" svg:width="0.02cm" svg:height="0.045cm" svg:x="2.669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19" draw:text-style-name="P12" svg:width="0.024cm" svg:height="0.045cm" svg:x="2.697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0" draw:text-style-name="P12" svg:width="0.022cm" svg:height="0.045cm" svg:x="2.72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1" draw:text-style-name="P12" svg:width="0.022cm" svg:height="0.045cm" svg:x="2.75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12" svg:width="0.022cm" svg:height="0.045cm" svg:x="2.78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3" draw:text-style-name="P12" svg:width="0.022cm" svg:height="0.045cm" svg:x="2.81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4" draw:text-style-name="P12" svg:width="0.024cm" svg:height="0.045cm" svg:x="2.837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5" draw:text-style-name="P12" svg:width="0.025cm" svg:height="0.045cm" svg:x="2.86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6" draw:text-style-name="P12" svg:width="0.022cm" svg:height="0.045cm" svg:x="2.89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7" draw:text-style-name="P12" svg:width="0.025cm" svg:height="0.045cm" svg:x="2.919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8" draw:text-style-name="P12" svg:width="0.024cm" svg:height="0.045cm" svg:x="2.949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29" draw:text-style-name="P12" svg:width="0.024cm" svg:height="0.045cm" svg:x="2.979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0" draw:text-style-name="P12" svg:width="0.024cm" svg:height="0.045cm" svg:x="3.008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1" draw:text-style-name="P12" svg:width="0.024cm" svg:height="0.045cm" svg:x="3.034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2" draw:text-style-name="P12" svg:width="0.025cm" svg:height="0.045cm" svg:x="3.062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3" draw:text-style-name="P12" svg:width="0.024cm" svg:height="0.045cm" svg:x="3.092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4" draw:text-style-name="P12" svg:width="0.022cm" svg:height="0.045cm" svg:x="3.121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5" draw:text-style-name="P12" svg:width="0.022cm" svg:height="0.045cm" svg:x="3.151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6" draw:text-style-name="P12" svg:width="0.022cm" svg:height="0.045cm" svg:x="3.17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7" draw:text-style-name="P12" svg:width="0.022cm" svg:height="0.045cm" svg:x="3.20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8" draw:text-style-name="P12" svg:width="0.025cm" svg:height="0.045cm" svg:x="3.232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39" draw:text-style-name="P12" svg:width="0.018cm" svg:height="0.045cm" svg:x="3.263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40" draw:text-style-name="P12" svg:width="0.022cm" svg:height="0.045cm" svg:x="3.292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41" draw:text-style-name="P12" svg:width="0.022cm" svg:height="0.045cm" svg:x="3.318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42" draw:text-style-name="P12" svg:width="0.024cm" svg:height="0.045cm" svg:x="3.346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43" draw:text-style-name="P12" svg:width="0.022cm" svg:height="0.045cm" svg:x="3.375cm" svg:y="0.773cm"><text:p/><draw:enhanced-geometry svg:viewBox="0 0 21600 21600" draw:mirror-horizontal="false" draw:mirror-vertical="false" draw:type="rectangle" draw:enhanced-path="M 0 0 L 21600 0 21600 21600 0 21600 0 0 Z N"/></draw:custom-shape><draw:custom-shape draw:style-name="gr244" draw:text-style-name="P13" svg:width="0.84cm" svg:height="0.031cm" svg:x="2.556cm" svg:y="0.637cm"><text:p/><draw:enhanced-geometry svg:viewBox="0 0 21600 21600" draw:mirror-horizontal="false" draw:mirror-vertical="false" draw:type="rectangle" draw:enhanced-path="M 0 0 L 21600 0 21600 21600 0 21600 0 0 Z N"/></draw:custom-shape></draw:g><draw:custom-shape draw:style-name="gr245" draw:text-style-name="P14" svg:width="0.927cm" svg:height="0.038cm" svg:x="2.512cm" svg:y="0.616cm"><text:p/><draw:enhanced-geometry svg:viewBox="0 0 21600 21600" draw:type="rectangle" draw:enhanced-path="M 0 0 L 21600 0 21600 21600 0 21600 0 0 Z N"/></draw:custom-shape></draw:g>Battery holder</text:p>
          </table:table-cell>
          <table:table-cell table:style-name="Tabelle9.A1" office:value-type="string">
            <text:p text:style-name="P5">USB Cable </text:p>
          </table:table-cell>
          <table:table-cell table:style-name="Tabelle9.A1" office:value-type="string">
            <text:p text:style-name="P5">IR Remote Controll</text:p>
            <text:p text:style-name="P5"/>
          </table:table-cell>
          <table:table-cell table:style-name="Tabelle9.E1" office:value-type="string">
            <text:p text:style-name="P6">Placeholder</text:p>
          </table:table-cell>
        </table:table-row>
      </table:table>
      <text:p text:style-name="P1"/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g text:anchor-type="paragraph" draw:z-index="4" draw:name="Form3_0" draw:style-name="gr387"><draw:custom-shape draw:style-name="gr509" draw:text-style-name="P17" svg:width="0.569cm" svg:height="0.068cm" svg:x="8.581cm" svg:y="0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0" draw:text-style-name="P17" svg:width="0.571cm" svg:height="0.066cm" svg:x="9.985cm" svg:y="0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1" draw:text-style-name="P59" svg:width="1.572cm" svg:height="0.602cm" svg:x="8.782cm" svg:y="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12" draw:text-style-name="P55" svg:width="0.101cm" svg:height="0.602cm" draw:transform="skewX (0.00593411945678072) translate (8.98348611111111cm 0.393347222222222cm)"><text:p/><draw:enhanced-geometry svg:viewBox="0 0 21600 21600" draw:type="rectangle" draw:enhanced-path="M 0 0 L 21600 0 21600 21600 0 21600 0 0 Z N"/></draw:custom-shape><draw:custom-shape draw:style-name="gr512" draw:text-style-name="P55" svg:width="0.101cm" svg:height="0.602cm" draw:transform="skewX (0.00296705972839036) translate (9.25159722222222cm 0.393347222222222cm)"><text:p/><draw:enhanced-geometry svg:viewBox="0 0 21600 21600" draw:type="rectangle" draw:enhanced-path="M 0 0 L 21600 0 21600 21600 0 21600 0 0 Z N"/></draw:custom-shape><draw:custom-shape draw:style-name="gr513" draw:text-style-name="P16" svg:width="0.101cm" svg:height="0.602cm" draw:transform="skewX (0.00296705972839036) translate (9.51970833333333cm 0.393347222222222cm)"><text:p/><draw:enhanced-geometry svg:viewBox="0 0 21600 21600" draw:type="rectangle" draw:enhanced-path="M 0 0 L 21600 0 21600 21600 0 21600 0 0 Z N"/></draw:custom-shape><draw:custom-shape draw:style-name="gr514" draw:text-style-name="P25" svg:width="0.101cm" svg:height="0.602cm" draw:transform="skewX (0.00296705972839036) translate (9.81856944444444cm 0.393347222222222cm)"><text:p/><draw:enhanced-geometry svg:viewBox="0 0 21600 21600" draw:type="rectangle" draw:enhanced-path="M 0 0 L 21600 0 21600 21600 0 21600 0 0 Z N"/></draw:custom-shape><draw:custom-shape draw:style-name="gr514" draw:text-style-name="P25" svg:width="0.101cm" svg:height="0.602cm" draw:transform="skewX (0.00296705972839036) translate (10.1547083333333cm 0.393347222222222cm)"><text:p/><draw:enhanced-geometry svg:viewBox="0 0 21600 21600" draw:type="rectangle" draw:enhanced-path="M 0 0 L 21600 0 21600 21600 0 21600 0 0 Z N"/></draw:custom-shape><draw:custom-shape draw:style-name="gr509" draw:text-style-name="P17" svg:width="0.569cm" svg:height="0.068cm" draw:transform="rotate (-1.5707963267949) translate (8.64834722222222cm 0.661458333333333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09" draw:text-style-name="P17" svg:width="0.569cm" svg:height="0.068cm" draw:transform="rotate (-1.5707963267949) translate (10.5551111111111cm 0.661458333333333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Cables &amp; Resistors</text:p>
            <text:p text:style-name="P7"/>
          </table:table-cell>
          <table:table-cell table:style-name="Tabelle10.B1" office:value-type="string">
            <text:p text:style-name="P7">Placeholder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6" draw:display-name="Gradient 6" draw:style="linear" draw:start-color="#77bc65" draw:end-color="#77bc65" draw:start-intensity="100%" draw:end-intensity="100%" draw:angle="300" draw:border="0%"/>
    <draw:gradient draw:name="Gradient_20_7" draw:display-name="Gradient 7" draw:style="linear" draw:start-color="#cccccc" draw:end-color="#dddddd" draw:start-intensity="100%" draw:end-intensity="100%" draw:angle="300" draw:border="0%"/>
    <draw:gradient draw:name="Pastel_20_Bouquet" draw:display-name="Pastel Bouquet" draw:style="linear" draw:start-color="#ff0000" draw:end-color="#ff8000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opacity draw:name="Transparency_20_1" draw:display-name="Transparency 1" draw:style="axial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3:35:34.485423950</meta:creation-date>
    <dc:date>2021-08-09T20:12:55.533714574</dc:date>
    <meta:editing-duration>PT1H1M20S</meta:editing-duration>
    <meta:editing-cycles>3</meta:editing-cycles>
    <meta:generator>LibreOffice/6.4.7.2$Linux_X86_64 LibreOffice_project/40$Build-2</meta:generator>
    <meta:print-date>2021-08-09T18:05:52.704634351</meta:print-date>
    <meta:document-statistic meta:table-count="9" meta:image-count="0" meta:object-count="0" meta:page-count="1" meta:paragraph-count="68" meta:word-count="113" meta:character-count="832" meta:non-whitespace-character-count="720"/>
  </office:meta>
</office:document-meta>
</file>